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2" svg:width="25.246cm" svg:height="14.2cm" svg:x="18.551cm" svg:y="0.452cm">
            <draw:object draw:notify-on-update-of-ranges="Лист1.A3:Лист1.A102 Лист1.B3:Лист1.B102 Лист1.G3:Лист1.G48 Лист1.H3:Лист1.H48 Лист1.D3:Лист1.D53 Лист1.E3:Лист1.E53" xlink:href="./Object 1" xlink:type="simple" xlink:show="embed" xlink:actuate="onLoad">
              <loext:p text:style-name="P1">58,</loext:p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0.035" calcext:value-type="float">
            <text:p>0,035</text:p>
          </table:table-cell>
          <table:table-cell/>
          <table:table-cell office:value-type="float" office:value="5.08" calcext:value-type="float">
            <text:p>5,08</text:p>
          </table:table-cell>
          <table:table-cell office:value-type="float" office:value="0.0467" calcext:value-type="float">
            <text:p>0,0467</text:p>
          </table:table-cell>
          <table:table-cell/>
          <table:table-cell office:value-type="float" office:value="5.12" calcext:value-type="float">
            <text:p>5,12</text:p>
          </table:table-cell>
          <table:table-cell office:value-type="float" office:value="0.0264" calcext:value-type="float">
            <text:p>0,0264</text:p>
          </table:table-cell>
        </table:table-row>
        <table:table-row table:style-name="ro1">
          <table:table-cell office:value-type="float" office:value="3.01" calcext:value-type="float">
            <text:p>3,01</text:p>
          </table:table-cell>
          <table:table-cell office:value-type="float" office:value="0.0448" calcext:value-type="float">
            <text:p>0,0448</text:p>
          </table:table-cell>
          <table:table-cell/>
          <table:table-cell office:value-type="float" office:value="10.12" calcext:value-type="float">
            <text:p>10,12</text:p>
          </table:table-cell>
          <table:table-cell office:value-type="float" office:value="0.1329" calcext:value-type="float">
            <text:p>0,1329</text:p>
          </table:table-cell>
          <table:table-cell/>
          <table:table-cell office:value-type="float" office:value="10.25" calcext:value-type="float">
            <text:p>10,25</text:p>
          </table:table-cell>
          <table:table-cell office:value-type="float" office:value="0.1101" calcext:value-type="float">
            <text:p>0,1101</text:p>
          </table:table-cell>
        </table:table-row>
        <table:table-row table:style-name="ro1">
          <table:table-cell office:value-type="float" office:value="6.01" calcext:value-type="float">
            <text:p>6,01</text:p>
          </table:table-cell>
          <table:table-cell office:value-type="float" office:value="0.0881" calcext:value-type="float">
            <text:p>0,0881</text:p>
          </table:table-cell>
          <table:table-cell/>
          <table:table-cell office:value-type="float" office:value="15.58" calcext:value-type="float">
            <text:p>15,58</text:p>
          </table:table-cell>
          <table:table-cell office:value-type="float" office:value="0.2139" calcext:value-type="float">
            <text:p>0,2139</text:p>
          </table:table-cell>
          <table:table-cell/>
          <table:table-cell office:value-type="float" office:value="15.43" calcext:value-type="float">
            <text:p>15,43</text:p>
          </table:table-cell>
          <table:table-cell office:value-type="float" office:value="0.1876" calcext:value-type="float">
            <text:p>0,1876</text:p>
          </table:table-cell>
        </table:table-row>
        <table:table-row table:style-name="ro1">
          <table:table-cell office:value-type="float" office:value="9.14" calcext:value-type="float">
            <text:p>9,14</text:p>
          </table:table-cell>
          <table:table-cell office:value-type="float" office:value="0.1408" calcext:value-type="float">
            <text:p>0,1408</text:p>
          </table:table-cell>
          <table:table-cell/>
          <table:table-cell office:value-type="float" office:value="17.57" calcext:value-type="float">
            <text:p>17,57</text:p>
          </table:table-cell>
          <table:table-cell office:value-type="float" office:value="0.238" calcext:value-type="float">
            <text:p>0,238</text:p>
          </table:table-cell>
          <table:table-cell/>
          <table:table-cell office:value-type="float" office:value="17.45" calcext:value-type="float">
            <text:p>17,45</text:p>
          </table:table-cell>
          <table:table-cell office:value-type="float" office:value="0.2166" calcext:value-type="float">
            <text:p>0,2166</text:p>
          </table:table-cell>
        </table:table-row>
        <table:table-row table:style-name="ro1">
          <table:table-cell office:value-type="float" office:value="12.12" calcext:value-type="float">
            <text:p>12,12</text:p>
          </table:table-cell>
          <table:table-cell office:value-type="float" office:value="0.183" calcext:value-type="float">
            <text:p>0,183</text:p>
          </table:table-cell>
          <table:table-cell/>
          <table:table-cell office:value-type="float" office:value="18.67" calcext:value-type="float">
            <text:p>18,67</text:p>
          </table:table-cell>
          <table:table-cell office:value-type="float" office:value="0.2513" calcext:value-type="float">
            <text:p>0,2513</text:p>
          </table:table-cell>
          <table:table-cell/>
          <table:table-cell office:value-type="float" office:value="18.49" calcext:value-type="float">
            <text:p>18,49</text:p>
          </table:table-cell>
          <table:table-cell office:value-type="float" office:value="0.2313" calcext:value-type="float">
            <text:p>0,2313</text:p>
          </table:table-cell>
        </table:table-row>
        <table:table-row table:style-name="ro1">
          <table:table-cell office:value-type="float" office:value="14.98" calcext:value-type="float">
            <text:p>14,98</text:p>
          </table:table-cell>
          <table:table-cell office:value-type="float" office:value="0.2219" calcext:value-type="float">
            <text:p>0,2219</text:p>
          </table:table-cell>
          <table:table-cell/>
          <table:table-cell office:value-type="float" office:value="19.46" calcext:value-type="float">
            <text:p>19,46</text:p>
          </table:table-cell>
          <table:table-cell office:value-type="float" office:value="0.2569" calcext:value-type="float">
            <text:p>0,2569</text:p>
          </table:table-cell>
          <table:table-cell/>
          <table:table-cell office:value-type="float" office:value="19.22" calcext:value-type="float">
            <text:p>19,22</text:p>
          </table:table-cell>
          <table:table-cell office:value-type="float" office:value="0.2385" calcext:value-type="float">
            <text:p>0,2385</text:p>
          </table:table-cell>
        </table:table-row>
        <table:table-row table:style-name="ro1">
          <table:table-cell office:value-type="float" office:value="18.08" calcext:value-type="float">
            <text:p>18,08</text:p>
          </table:table-cell>
          <table:table-cell office:value-type="float" office:value="0.2572" calcext:value-type="float">
            <text:p>0,2572</text:p>
          </table:table-cell>
          <table:table-cell/>
          <table:table-cell office:value-type="float" office:value="20.17" calcext:value-type="float">
            <text:p>20,17</text:p>
          </table:table-cell>
          <table:table-cell office:value-type="float" office:value="0.2603" calcext:value-type="float">
            <text:p>0,2603</text:p>
          </table:table-cell>
          <table:table-cell/>
          <table:table-cell office:value-type="float" office:value="20.11" calcext:value-type="float">
            <text:p>20,11</text:p>
          </table:table-cell>
          <table:table-cell office:value-type="float" office:value="0.2455" calcext:value-type="float">
            <text:p>0,2455</text:p>
          </table:table-cell>
        </table:table-row>
        <table:table-row table:style-name="ro1">
          <table:table-cell office:value-type="float" office:value="19.08" calcext:value-type="float">
            <text:p>19,08</text:p>
          </table:table-cell>
          <table:table-cell office:value-type="float" office:value="0.2687" calcext:value-type="float">
            <text:p>0,2687</text:p>
          </table:table-cell>
          <table:table-cell/>
          <table:table-cell office:value-type="float" office:value="21.02" calcext:value-type="float">
            <text:p>21,02</text:p>
          </table:table-cell>
          <table:table-cell office:value-type="float" office:value="0.2615" calcext:value-type="float">
            <text:p>0,2615</text:p>
          </table:table-cell>
          <table:table-cell/>
          <table:table-cell office:value-type="float" office:value="21.07" calcext:value-type="float">
            <text:p>21,07</text:p>
          </table:table-cell>
          <table:table-cell office:value-type="float" office:value="0.2478" calcext:value-type="float">
            <text:p>0,2478</text:p>
          </table:table-cell>
        </table:table-row>
        <table:table-row table:style-name="ro1">
          <table:table-cell office:value-type="float" office:value="20.12" calcext:value-type="float">
            <text:p>20,12</text:p>
          </table:table-cell>
          <table:table-cell office:value-type="float" office:value="0.2708" calcext:value-type="float">
            <text:p>0,2708</text:p>
          </table:table-cell>
          <table:table-cell/>
          <table:table-cell office:value-type="float" office:value="22.05" calcext:value-type="float">
            <text:p>22,05</text:p>
          </table:table-cell>
          <table:table-cell office:value-type="float" office:value="0.2558" calcext:value-type="float">
            <text:p>0,2558</text:p>
          </table:table-cell>
          <table:table-cell/>
          <table:table-cell office:value-type="float" office:value="22.15" calcext:value-type="float">
            <text:p>22,15</text:p>
          </table:table-cell>
          <table:table-cell office:value-type="float" office:value="0.245" calcext:value-type="float">
            <text:p>0,245</text:p>
          </table:table-cell>
        </table:table-row>
        <table:table-row table:style-name="ro1">
          <table:table-cell office:value-type="float" office:value="21.08" calcext:value-type="float">
            <text:p>21,08</text:p>
          </table:table-cell>
          <table:table-cell office:value-type="float" office:value="0.2696" calcext:value-type="float">
            <text:p>0,2696</text:p>
          </table:table-cell>
          <table:table-cell/>
          <table:table-cell office:value-type="float" office:value="23.09" calcext:value-type="float">
            <text:p>23,09</text:p>
          </table:table-cell>
          <table:table-cell office:value-type="float" office:value="0.2433" calcext:value-type="float">
            <text:p>0,2433</text:p>
          </table:table-cell>
          <table:table-cell/>
          <table:table-cell office:value-type="float" office:value="23.09" calcext:value-type="float">
            <text:p>23,09</text:p>
          </table:table-cell>
          <table:table-cell office:value-type="float" office:value="0.2338" calcext:value-type="float">
            <text:p>0,2338</text:p>
          </table:table-cell>
        </table:table-row>
        <table:table-row table:style-name="ro1">
          <table:table-cell office:value-type="float" office:value="22.01" calcext:value-type="float">
            <text:p>22,01</text:p>
          </table:table-cell>
          <table:table-cell office:value-type="float" office:value="0.263" calcext:value-type="float">
            <text:p>0,263</text:p>
          </table:table-cell>
          <table:table-cell/>
          <table:table-cell office:value-type="float" office:value="24.15" calcext:value-type="float">
            <text:p>24,15</text:p>
          </table:table-cell>
          <table:table-cell office:value-type="float" office:value="0.1473" calcext:value-type="float">
            <text:p>0,1473</text:p>
          </table:table-cell>
          <table:table-cell/>
          <table:table-cell office:value-type="float" office:value="24.06" calcext:value-type="float">
            <text:p>24,06</text:p>
          </table:table-cell>
          <table:table-cell office:value-type="float" office:value="0.1083" calcext:value-type="float">
            <text:p>0,1083</text:p>
          </table:table-cell>
        </table:table-row>
        <table:table-row table:style-name="ro1">
          <table:table-cell office:value-type="float" office:value="23.03" calcext:value-type="float">
            <text:p>23,03</text:p>
          </table:table-cell>
          <table:table-cell office:value-type="float" office:value="0.217" calcext:value-type="float">
            <text:p>0,217</text:p>
          </table:table-cell>
          <table:table-cell/>
          <table:table-cell office:value-type="float" office:value="25.26" calcext:value-type="float">
            <text:p>25,26</text:p>
          </table:table-cell>
          <table:table-cell office:value-type="float" office:value="0.1422" calcext:value-type="float">
            <text:p>0,1422</text:p>
          </table:table-cell>
          <table:table-cell/>
          <table:table-cell office:value-type="float" office:value="25.13" calcext:value-type="float">
            <text:p>25,13</text:p>
          </table:table-cell>
          <table:table-cell office:value-type="float" office:value="0.0944" calcext:value-type="float">
            <text:p>0,0944</text:p>
          </table:table-cell>
        </table:table-row>
        <table:table-row table:style-name="ro1">
          <table:table-cell office:value-type="float" office:value="22.57" calcext:value-type="float">
            <text:p>22,57</text:p>
          </table:table-cell>
          <table:table-cell office:value-type="float" office:value="0.2532" calcext:value-type="float">
            <text:p>0,2532</text:p>
          </table:table-cell>
          <table:table-cell/>
          <table:table-cell office:value-type="float" office:value="26.15" calcext:value-type="float">
            <text:p>26,15</text:p>
          </table:table-cell>
          <table:table-cell office:value-type="float" office:value="0.1529" calcext:value-type="float">
            <text:p>0,1529</text:p>
          </table:table-cell>
          <table:table-cell/>
          <table:table-cell office:value-type="float" office:value="26.11" calcext:value-type="float">
            <text:p>26,11</text:p>
          </table:table-cell>
          <table:table-cell office:value-type="float" office:value="0.0932" calcext:value-type="float">
            <text:p>0,0932</text:p>
          </table:table-cell>
        </table:table-row>
        <table:table-row table:style-name="ro1">
          <table:table-cell office:value-type="float" office:value="23.43" calcext:value-type="float">
            <text:p>23,43</text:p>
          </table:table-cell>
          <table:table-cell office:value-type="float" office:value="0.2043" calcext:value-type="float">
            <text:p>0,2043</text:p>
          </table:table-cell>
          <table:table-cell/>
          <table:table-cell office:value-type="float" office:value="27.17" calcext:value-type="float">
            <text:p>27,17</text:p>
          </table:table-cell>
          <table:table-cell office:value-type="float" office:value="0.1765" calcext:value-type="float">
            <text:p>0,1765</text:p>
          </table:table-cell>
          <table:table-cell/>
          <table:table-cell office:value-type="float" office:value="27.17" calcext:value-type="float">
            <text:p>27,17</text:p>
          </table:table-cell>
          <table:table-cell office:value-type="float" office:value="0.0992" calcext:value-type="float">
            <text:p>0,0992</text:p>
          </table:table-cell>
        </table:table-row>
        <table:table-row table:style-name="ro1">
          <table:table-cell office:value-type="float" office:value="24.06" calcext:value-type="float">
            <text:p>24,06</text:p>
          </table:table-cell>
          <table:table-cell office:value-type="float" office:value="0.2038" calcext:value-type="float">
            <text:p>0,2038</text:p>
          </table:table-cell>
          <table:table-cell/>
          <table:table-cell office:value-type="float" office:value="30.42" calcext:value-type="float">
            <text:p>30,42</text:p>
          </table:table-cell>
          <table:table-cell office:value-type="float" office:value="0.2467" calcext:value-type="float">
            <text:p>0,2467</text:p>
          </table:table-cell>
          <table:table-cell/>
          <table:table-cell office:value-type="float" office:value="29.17" calcext:value-type="float">
            <text:p>29,17</text:p>
          </table:table-cell>
          <table:table-cell office:value-type="float" office:value="0.1415" calcext:value-type="float">
            <text:p>0,1415</text:p>
          </table:table-cell>
        </table:table-row>
        <table:table-row table:style-name="ro1">
          <table:table-cell office:value-type="float" office:value="25.06" calcext:value-type="float">
            <text:p>25,06</text:p>
          </table:table-cell>
          <table:table-cell office:value-type="float" office:value="0.2226" calcext:value-type="float">
            <text:p>0,2226</text:p>
          </table:table-cell>
          <table:table-cell/>
          <table:table-cell office:value-type="float" office:value="35.05" calcext:value-type="float">
            <text:p>35,05</text:p>
          </table:table-cell>
          <table:table-cell office:value-type="float" office:value="0.3306" calcext:value-type="float">
            <text:p>0,3306</text:p>
          </table:table-cell>
          <table:table-cell/>
          <table:table-cell office:value-type="float" office:value="28.27" calcext:value-type="float">
            <text:p>28,27</text:p>
          </table:table-cell>
          <table:table-cell office:value-type="float" office:value="0.1182" calcext:value-type="float">
            <text:p>0,1182</text:p>
          </table:table-cell>
        </table:table-row>
        <table:table-row table:style-name="ro1">
          <table:table-cell office:value-type="float" office:value="24.55" calcext:value-type="float">
            <text:p>24,55</text:p>
          </table:table-cell>
          <table:table-cell office:value-type="float" office:value="0.2155" calcext:value-type="float">
            <text:p>0,2155</text:p>
          </table:table-cell>
          <table:table-cell/>
          <table:table-cell office:value-type="float" office:value="37.41" calcext:value-type="float">
            <text:p>37,41</text:p>
          </table:table-cell>
          <table:table-cell office:value-type="float" office:value="0.3462" calcext:value-type="float">
            <text:p>0,3462</text:p>
          </table:table-cell>
          <table:table-cell/>
          <table:table-cell office:value-type="float" office:value="32.16" calcext:value-type="float">
            <text:p>32,16</text:p>
          </table:table-cell>
          <table:table-cell office:value-type="float" office:value="0.2067" calcext:value-type="float">
            <text:p>0,2067</text:p>
          </table:table-cell>
        </table:table-row>
        <table:table-row table:style-name="ro1">
          <table:table-cell office:value-type="float" office:value="26.13" calcext:value-type="float">
            <text:p>26,13</text:p>
          </table:table-cell>
          <table:table-cell office:value-type="float" office:value="0.2442" calcext:value-type="float">
            <text:p>0,2442</text:p>
          </table:table-cell>
          <table:table-cell/>
          <table:table-cell office:value-type="float" office:value="38.18" calcext:value-type="float">
            <text:p>38,18</text:p>
          </table:table-cell>
          <table:table-cell office:value-type="float" office:value="0.3477" calcext:value-type="float">
            <text:p>0,3477</text:p>
          </table:table-cell>
          <table:table-cell/>
          <table:table-cell office:value-type="float" office:value="37.24" calcext:value-type="float">
            <text:p>37,24</text:p>
          </table:table-cell>
          <table:table-cell office:value-type="float" office:value="0.2836" calcext:value-type="float">
            <text:p>0,2836</text:p>
          </table:table-cell>
        </table:table-row>
        <table:table-row table:style-name="ro1">
          <table:table-cell office:value-type="float" office:value="27.13" calcext:value-type="float">
            <text:p>27,13</text:p>
          </table:table-cell>
          <table:table-cell office:value-type="float" office:value="0.2606" calcext:value-type="float">
            <text:p>0,2606</text:p>
          </table:table-cell>
          <table:table-cell/>
          <table:table-cell office:value-type="float" office:value="39.12" calcext:value-type="float">
            <text:p>39,12</text:p>
          </table:table-cell>
          <table:table-cell office:value-type="float" office:value="0.3435" calcext:value-type="float">
            <text:p>0,3435</text:p>
          </table:table-cell>
          <table:table-cell/>
          <table:table-cell office:value-type="float" office:value="36.18" calcext:value-type="float">
            <text:p>36,18</text:p>
          </table:table-cell>
          <table:table-cell office:value-type="float" office:value="0.2775" calcext:value-type="float">
            <text:p>0,2775</text:p>
          </table:table-cell>
        </table:table-row>
        <table:table-row table:style-name="ro1">
          <table:table-cell office:value-type="float" office:value="28.06" calcext:value-type="float">
            <text:p>28,06</text:p>
          </table:table-cell>
          <table:table-cell office:value-type="float" office:value="0.2819" calcext:value-type="float">
            <text:p>0,2819</text:p>
          </table:table-cell>
          <table:table-cell/>
          <table:table-cell office:value-type="float" office:value="40.45" calcext:value-type="float">
            <text:p>40,45</text:p>
          </table:table-cell>
          <table:table-cell office:value-type="float" office:value="0.3319" calcext:value-type="float">
            <text:p>0,3319</text:p>
          </table:table-cell>
          <table:table-cell/>
          <table:table-cell office:value-type="float" office:value="38.27" calcext:value-type="float">
            <text:p>38,27</text:p>
          </table:table-cell>
          <table:table-cell office:value-type="float" office:value="0.2875" calcext:value-type="float">
            <text:p>0,2875</text:p>
          </table:table-cell>
        </table:table-row>
        <table:table-row table:style-name="ro1">
          <table:table-cell office:value-type="float" office:value="29.17" calcext:value-type="float">
            <text:p>29,17</text:p>
          </table:table-cell>
          <table:table-cell office:value-type="float" office:value="0.3002" calcext:value-type="float">
            <text:p>0,3002</text:p>
          </table:table-cell>
          <table:table-cell/>
          <table:table-cell office:value-type="float" office:value="41.27" calcext:value-type="float">
            <text:p>41,27</text:p>
          </table:table-cell>
          <table:table-cell office:value-type="float" office:value="0.3256" calcext:value-type="float">
            <text:p>0,3256</text:p>
          </table:table-cell>
          <table:table-cell/>
          <table:table-cell office:value-type="float" office:value="39.21" calcext:value-type="float">
            <text:p>39,21</text:p>
          </table:table-cell>
          <table:table-cell office:value-type="float" office:value="0.2847" calcext:value-type="float">
            <text:p>0,2847</text:p>
          </table:table-cell>
        </table:table-row>
        <table:table-row table:style-name="ro1">
          <table:table-cell office:value-type="float" office:value="30.1" calcext:value-type="float">
            <text:p>30,1</text:p>
          </table:table-cell>
          <table:table-cell office:value-type="float" office:value="0.3205" calcext:value-type="float">
            <text:p>0,3205</text:p>
          </table:table-cell>
          <table:table-cell/>
          <table:table-cell office:value-type="float" office:value="42.05" calcext:value-type="float">
            <text:p>42,05</text:p>
          </table:table-cell>
          <table:table-cell office:value-type="float" office:value="0.3191" calcext:value-type="float">
            <text:p>0,3191</text:p>
          </table:table-cell>
          <table:table-cell/>
          <table:table-cell office:value-type="float" office:value="40.1" calcext:value-type="float">
            <text:p>40,1</text:p>
          </table:table-cell>
          <table:table-cell office:value-type="float" office:value="0.2764" calcext:value-type="float">
            <text:p>0,2764</text:p>
          </table:table-cell>
        </table:table-row>
        <table:table-row table:style-name="ro1">
          <table:table-cell office:value-type="float" office:value="31.15" calcext:value-type="float">
            <text:p>31,15</text:p>
          </table:table-cell>
          <table:table-cell office:value-type="float" office:value="0.3389" calcext:value-type="float">
            <text:p>0,3389</text:p>
          </table:table-cell>
          <table:table-cell/>
          <table:table-cell office:value-type="float" office:value="43.05" calcext:value-type="float">
            <text:p>43,05</text:p>
          </table:table-cell>
          <table:table-cell office:value-type="float" office:value="0.3123" calcext:value-type="float">
            <text:p>0,3123</text:p>
          </table:table-cell>
          <table:table-cell/>
          <table:table-cell office:value-type="float" office:value="41.43" calcext:value-type="float">
            <text:p>41,43</text:p>
          </table:table-cell>
          <table:table-cell office:value-type="float" office:value="0.2687" calcext:value-type="float">
            <text:p>0,2687</text:p>
          </table:table-cell>
        </table:table-row>
        <table:table-row table:style-name="ro1">
          <table:table-cell office:value-type="float" office:value="32.04" calcext:value-type="float">
            <text:p>32,04</text:p>
          </table:table-cell>
          <table:table-cell office:value-type="float" office:value="0.3524" calcext:value-type="float">
            <text:p>0,3524</text:p>
          </table:table-cell>
          <table:table-cell/>
          <table:table-cell office:value-type="float" office:value="44.16" calcext:value-type="float">
            <text:p>44,16</text:p>
          </table:table-cell>
          <table:table-cell office:value-type="float" office:value="0.3056" calcext:value-type="float">
            <text:p>0,3056</text:p>
          </table:table-cell>
          <table:table-cell/>
          <table:table-cell office:value-type="float" office:value="43.44" calcext:value-type="float">
            <text:p>43,44</text:p>
          </table:table-cell>
          <table:table-cell office:value-type="float" office:value="0.2549" calcext:value-type="float">
            <text:p>0,2549</text:p>
          </table:table-cell>
        </table:table-row>
        <table:table-row table:style-name="ro1">
          <table:table-cell office:value-type="float" office:value="33.31" calcext:value-type="float">
            <text:p>33,31</text:p>
          </table:table-cell>
          <table:table-cell office:value-type="float" office:value="0.3756" calcext:value-type="float">
            <text:p>0,3756</text:p>
          </table:table-cell>
          <table:table-cell/>
          <table:table-cell office:value-type="float" office:value="45.15" calcext:value-type="float">
            <text:p>45,15</text:p>
          </table:table-cell>
          <table:table-cell office:value-type="float" office:value="0.3025" calcext:value-type="float">
            <text:p>0,3025</text:p>
          </table:table-cell>
          <table:table-cell/>
          <table:table-cell office:value-type="float" office:value="45.17" calcext:value-type="float">
            <text:p>45,17</text:p>
          </table:table-cell>
          <table:table-cell office:value-type="float" office:value="0.2407" calcext:value-type="float">
            <text:p>0,2407</text:p>
          </table:table-cell>
        </table:table-row>
        <table:table-row table:style-name="ro1">
          <table:table-cell office:value-type="float" office:value="34.06" calcext:value-type="float">
            <text:p>34,06</text:p>
          </table:table-cell>
          <table:table-cell office:value-type="float" office:value="0.3882" calcext:value-type="float">
            <text:p>0,3882</text:p>
          </table:table-cell>
          <table:table-cell/>
          <table:table-cell office:value-type="float" office:value="46.39" calcext:value-type="float">
            <text:p>46,39</text:p>
          </table:table-cell>
          <table:table-cell office:value-type="float" office:value="0.3002" calcext:value-type="float">
            <text:p>0,3002</text:p>
          </table:table-cell>
          <table:table-cell/>
          <table:table-cell office:value-type="float" office:value="46.4" calcext:value-type="float">
            <text:p>46,4</text:p>
          </table:table-cell>
          <table:table-cell office:value-type="float" office:value="0.2339" calcext:value-type="float">
            <text:p>0,2339</text:p>
          </table:table-cell>
        </table:table-row>
        <table:table-row table:style-name="ro1">
          <table:table-cell office:value-type="float" office:value="35.27" calcext:value-type="float">
            <text:p>35,27</text:p>
          </table:table-cell>
          <table:table-cell office:value-type="float" office:value="0.4031" calcext:value-type="float">
            <text:p>0,4031</text:p>
          </table:table-cell>
          <table:table-cell/>
          <table:table-cell office:value-type="float" office:value="47.52" calcext:value-type="float">
            <text:p>47,52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float" office:value="47.19" calcext:value-type="float">
            <text:p>47,19</text:p>
          </table:table-cell>
          <table:table-cell office:value-type="float" office:value="0.2313" calcext:value-type="float">
            <text:p>0,2313</text:p>
          </table:table-cell>
        </table:table-row>
        <table:table-row table:style-name="ro1">
          <table:table-cell office:value-type="float" office:value="36.07" calcext:value-type="float">
            <text:p>36,07</text:p>
          </table:table-cell>
          <table:table-cell office:value-type="float" office:value="0.4091" calcext:value-type="float">
            <text:p>0,4091</text:p>
          </table:table-cell>
          <table:table-cell/>
          <table:table-cell office:value-type="float" office:value="48.84" calcext:value-type="float">
            <text:p>48,84</text:p>
          </table:table-cell>
          <table:table-cell office:value-type="float" office:value="0.3079" calcext:value-type="float">
            <text:p>0,3079</text:p>
          </table:table-cell>
          <table:table-cell/>
          <table:table-cell office:value-type="float" office:value="48.07" calcext:value-type="float">
            <text:p>48,07</text:p>
          </table:table-cell>
          <table:table-cell office:value-type="float" office:value="0.2293" calcext:value-type="float">
            <text:p>0,2293</text:p>
          </table:table-cell>
        </table:table-row>
        <table:table-row table:style-name="ro1">
          <table:table-cell office:value-type="float" office:value="36.57" calcext:value-type="float">
            <text:p>36,57</text:p>
          </table:table-cell>
          <table:table-cell office:value-type="float" office:value="0.4117" calcext:value-type="float">
            <text:p>0,4117</text:p>
          </table:table-cell>
          <table:table-cell/>
          <table:table-cell office:value-type="float" office:value="50.05" calcext:value-type="float">
            <text:p>50,05</text:p>
          </table:table-cell>
          <table:table-cell office:value-type="float" office:value="0.3166" calcext:value-type="float">
            <text:p>0,3166</text:p>
          </table:table-cell>
          <table:table-cell/>
          <table:table-cell office:value-type="float" office:value="49.19" calcext:value-type="float">
            <text:p>49,19</text:p>
          </table:table-cell>
          <table:table-cell office:value-type="float" office:value="0.2292" calcext:value-type="float">
            <text:p>0,2292</text:p>
          </table:table-cell>
        </table:table-row>
        <table:table-row table:style-name="ro1">
          <table:table-cell office:value-type="float" office:value="37.08" calcext:value-type="float">
            <text:p>37,08</text:p>
          </table:table-cell>
          <table:table-cell office:value-type="float" office:value="0.4132" calcext:value-type="float">
            <text:p>0,4132</text:p>
          </table:table-cell>
          <table:table-cell/>
          <table:table-cell office:value-type="float" office:value="53.07" calcext:value-type="float">
            <text:p>53,07</text:p>
          </table:table-cell>
          <table:table-cell office:value-type="float" office:value="0.3387" calcext:value-type="float">
            <text:p>0,3387</text:p>
          </table:table-cell>
          <table:table-cell/>
          <table:table-cell office:value-type="float" office:value="50.33" calcext:value-type="float">
            <text:p>50,33</text:p>
          </table:table-cell>
          <table:table-cell office:value-type="float" office:value="0.2333" calcext:value-type="float">
            <text:p>0,2333</text:p>
          </table:table-cell>
        </table:table-row>
        <table:table-row table:style-name="ro1">
          <table:table-cell office:value-type="float" office:value="37.66" calcext:value-type="float">
            <text:p>37,66</text:p>
          </table:table-cell>
          <table:table-cell office:value-type="float" office:value="0.413" calcext:value-type="float">
            <text:p>0,413</text:p>
          </table:table-cell>
          <table:table-cell/>
          <table:table-cell office:value-type="float" office:value="57.65" calcext:value-type="float">
            <text:p>57,65</text:p>
          </table:table-cell>
          <table:table-cell office:value-type="float" office:value="0.378" calcext:value-type="float">
            <text:p>0,378</text:p>
          </table:table-cell>
          <table:table-cell/>
          <table:table-cell office:value-type="float" office:value="51.5" calcext:value-type="float">
            <text:p>51,5</text:p>
          </table:table-cell>
          <table:table-cell office:value-type="float" office:value="0.2392" calcext:value-type="float">
            <text:p>0,2392</text:p>
          </table:table-cell>
        </table:table-row>
        <table:table-row table:style-name="ro1">
          <table:table-cell office:value-type="float" office:value="38.31" calcext:value-type="float">
            <text:p>38,31</text:p>
          </table:table-cell>
          <table:table-cell office:value-type="float" office:value="0.4116" calcext:value-type="float">
            <text:p>0,4116</text:p>
          </table:table-cell>
          <table:table-cell/>
          <table:table-cell office:value-type="float" office:value="62.3" calcext:value-type="float">
            <text:p>62,3</text:p>
          </table:table-cell>
          <table:table-cell office:value-type="float" office:value="0.4006" calcext:value-type="float">
            <text:p>0,4006</text:p>
          </table:table-cell>
          <table:table-cell/>
          <table:table-cell office:value-type="float" office:value="53.17" calcext:value-type="float">
            <text:p>53,17</text:p>
          </table:table-cell>
          <table:table-cell office:value-type="float" office:value="0.2494" calcext:value-type="float">
            <text:p>0,2494</text:p>
          </table:table-cell>
        </table:table-row>
        <table:table-row table:style-name="ro1">
          <table:table-cell office:value-type="float" office:value="39.56" calcext:value-type="float">
            <text:p>39,56</text:p>
          </table:table-cell>
          <table:table-cell office:value-type="float" office:value="0.4031" calcext:value-type="float">
            <text:p>0,4031</text:p>
          </table:table-cell>
          <table:table-cell/>
          <table:table-cell office:value-type="float" office:value="64.4" calcext:value-type="float">
            <text:p>64,4</text:p>
          </table:table-cell>
          <table:table-cell office:value-type="float" office:value="0.4037" calcext:value-type="float">
            <text:p>0,4037</text:p>
          </table:table-cell>
          <table:table-cell/>
          <table:table-cell office:value-type="float" office:value="57.94" calcext:value-type="float">
            <text:p>57,94</text:p>
          </table:table-cell>
          <table:table-cell office:value-type="float" office:value="0.2817" calcext:value-type="float">
            <text:p>0,2817</text:p>
          </table:table-cell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0.3973" calcext:value-type="float">
            <text:p>0,3973</text:p>
          </table:table-cell>
          <table:table-cell/>
          <table:table-cell office:value-type="float" office:value="66.2" calcext:value-type="float">
            <text:p>66,2</text:p>
          </table:table-cell>
          <table:table-cell office:value-type="float" office:value="0.4052" calcext:value-type="float">
            <text:p>0,4052</text:p>
          </table:table-cell>
          <table:table-cell/>
          <table:table-cell office:value-type="float" office:value="62.27" calcext:value-type="float">
            <text:p>62,27</text:p>
          </table:table-cell>
          <table:table-cell office:value-type="float" office:value="0.3055" calcext:value-type="float">
            <text:p>0,3055</text:p>
          </table:table-cell>
        </table:table-row>
        <table:table-row table:style-name="ro1">
          <table:table-cell office:value-type="float" office:value="41.8" calcext:value-type="float">
            <text:p>41,8</text:p>
          </table:table-cell>
          <table:table-cell office:value-type="float" office:value="0.3903" calcext:value-type="float">
            <text:p>0,3903</text:p>
          </table:table-cell>
          <table:table-cell/>
          <table:table-cell office:value-type="float" office:value="67.55" calcext:value-type="float">
            <text:p>67,55</text:p>
          </table:table-cell>
          <table:table-cell office:value-type="float" office:value="0.4064" calcext:value-type="float">
            <text:p>0,4064</text:p>
          </table:table-cell>
          <table:table-cell/>
          <table:table-cell office:value-type="float" office:value="64.02" calcext:value-type="float">
            <text:p>64,02</text:p>
          </table:table-cell>
          <table:table-cell office:value-type="float" office:value="0.3088" calcext:value-type="float">
            <text:p>0,3088</text:p>
          </table:table-cell>
        </table:table-row>
        <table:table-row table:style-name="ro1">
          <table:table-cell office:value-type="float" office:value="42.56" calcext:value-type="float">
            <text:p>42,56</text:p>
          </table:table-cell>
          <table:table-cell office:value-type="float" office:value="0.3893" calcext:value-type="float">
            <text:p>0,3893</text:p>
          </table:table-cell>
          <table:table-cell/>
          <table:table-cell office:value-type="float" office:value="69.15" calcext:value-type="float">
            <text:p>69,15</text:p>
          </table:table-cell>
          <table:table-cell office:value-type="float" office:value="0.4087" calcext:value-type="float">
            <text:p>0,4087</text:p>
          </table:table-cell>
          <table:table-cell/>
          <table:table-cell office:value-type="float" office:value="65.16" calcext:value-type="float">
            <text:p>65,16</text:p>
          </table:table-cell>
          <table:table-cell office:value-type="float" office:value="0.3082" calcext:value-type="float">
            <text:p>0,3082</text:p>
          </table:table-cell>
        </table:table-row>
        <table:table-row table:style-name="ro1">
          <table:table-cell office:value-type="float" office:value="43.27" calcext:value-type="float">
            <text:p>43,27</text:p>
          </table:table-cell>
          <table:table-cell office:value-type="float" office:value="0.3877" calcext:value-type="float">
            <text:p>0,3877</text:p>
          </table:table-cell>
          <table:table-cell/>
          <table:table-cell office:value-type="float" office:value="72.02" calcext:value-type="float">
            <text:p>72,02</text:p>
          </table:table-cell>
          <table:table-cell office:value-type="float" office:value="0.4146" calcext:value-type="float">
            <text:p>0,4146</text:p>
          </table:table-cell>
          <table:table-cell/>
          <table:table-cell office:value-type="float" office:value="66.01" calcext:value-type="float">
            <text:p>66,01</text:p>
          </table:table-cell>
          <table:table-cell office:value-type="float" office:value="0.3056" calcext:value-type="float">
            <text:p>0,3056</text:p>
          </table:table-cell>
        </table:table-row>
        <table:table-row table:style-name="ro1">
          <table:table-cell office:value-type="float" office:value="44.04" calcext:value-type="float">
            <text:p>44,04</text:p>
          </table:table-cell>
          <table:table-cell office:value-type="float" office:value="0.3894" calcext:value-type="float">
            <text:p>0,3894</text:p>
          </table:table-cell>
          <table:table-cell/>
          <table:table-cell office:value-type="float" office:value="75.5" calcext:value-type="float">
            <text:p>75,5</text:p>
          </table:table-cell>
          <table:table-cell office:value-type="float" office:value="0.4266" calcext:value-type="float">
            <text:p>0,4266</text:p>
          </table:table-cell>
          <table:table-cell/>
          <table:table-cell office:value-type="float" office:value="67.51" calcext:value-type="float">
            <text:p>67,51</text:p>
          </table:table-cell>
          <table:table-cell office:value-type="float" office:value="0.3085" calcext:value-type="float">
            <text:p>0,3085</text:p>
          </table:table-cell>
        </table:table-row>
        <table:table-row table:style-name="ro1">
          <table:table-cell office:value-type="float" office:value="44.83" calcext:value-type="float">
            <text:p>44,83</text:p>
          </table:table-cell>
          <table:table-cell office:value-type="float" office:value="0.3918" calcext:value-type="float">
            <text:p>0,3918</text:p>
          </table:table-cell>
          <table:table-cell table:number-columns-repeated="4"/>
          <table:table-cell office:value-type="float" office:value="68.46" calcext:value-type="float">
            <text:p>68,46</text:p>
          </table:table-cell>
          <table:table-cell office:value-type="float" office:value="0.3081" calcext:value-type="float">
            <text:p>0,3081</text:p>
          </table:table-cell>
        </table:table-row>
        <table:table-row table:style-name="ro1">
          <table:table-cell office:value-type="float" office:value="45.67" calcext:value-type="float">
            <text:p>45,67</text:p>
          </table:table-cell>
          <table:table-cell office:value-type="float" office:value="0.3955" calcext:value-type="float">
            <text:p>0,3955</text:p>
          </table:table-cell>
          <table:table-cell table:number-columns-repeated="4"/>
          <table:table-cell office:value-type="float" office:value="69.47" calcext:value-type="float">
            <text:p>69,47</text:p>
          </table:table-cell>
          <table:table-cell office:value-type="float" office:value="0.3084" calcext:value-type="float">
            <text:p>0,3084</text:p>
          </table:table-cell>
        </table:table-row>
        <table:table-row table:style-name="ro1">
          <table:table-cell office:value-type="float" office:value="46.78" calcext:value-type="float">
            <text:p>46,78</text:p>
          </table:table-cell>
          <table:table-cell office:value-type="float" office:value="0.4025" calcext:value-type="float">
            <text:p>0,4025</text:p>
          </table:table-cell>
          <table:table-cell table:number-columns-repeated="4"/>
          <table:table-cell office:value-type="float" office:value="70.58" calcext:value-type="float">
            <text:p>70,58</text:p>
          </table:table-cell>
          <table:table-cell office:value-type="float" office:value="0.3083" calcext:value-type="float">
            <text:p>0,3083</text:p>
          </table:table-cell>
        </table:table-row>
        <table:table-row table:style-name="ro1">
          <table:table-cell office:value-type="float" office:value="48.02" calcext:value-type="float">
            <text:p>48,02</text:p>
          </table:table-cell>
          <table:table-cell office:value-type="float" office:value="0.4089" calcext:value-type="float">
            <text:p>0,4089</text:p>
          </table:table-cell>
          <table:table-cell table:number-columns-repeated="4"/>
          <table:table-cell office:value-type="float" office:value="71.43" calcext:value-type="float">
            <text:p>71,43</text:p>
          </table:table-cell>
          <table:table-cell office:value-type="float" office:value="0.3095" calcext:value-type="float">
            <text:p>0,3095</text:p>
          </table:table-cell>
        </table:table-row>
        <table:table-row table:style-name="ro1">
          <table:table-cell office:value-type="float" office:value="51.57" calcext:value-type="float">
            <text:p>51,57</text:p>
          </table:table-cell>
          <table:table-cell office:value-type="float" office:value="0.4361" calcext:value-type="float">
            <text:p>0,4361</text:p>
          </table:table-cell>
          <table:table-cell table:number-columns-repeated="4"/>
          <table:table-cell office:value-type="float" office:value="72.51" calcext:value-type="float">
            <text:p>72,51</text:p>
          </table:table-cell>
          <table:table-cell office:value-type="float" office:value="0.3111" calcext:value-type="float">
            <text:p>0,3111</text:p>
          </table:table-cell>
        </table:table-row>
        <table:table-row table:style-name="ro1">
          <table:table-cell office:value-type="float" office:value="55.05" calcext:value-type="float">
            <text:p>55,05</text:p>
          </table:table-cell>
          <table:table-cell office:value-type="float" office:value="0.4713" calcext:value-type="float">
            <text:p>0,4713</text:p>
          </table:table-cell>
          <table:table-cell table:number-columns-repeated="4"/>
          <table:table-cell office:value-type="float" office:value="73.55" calcext:value-type="float">
            <text:p>73,55</text:p>
          </table:table-cell>
          <table:table-cell office:value-type="float" office:value="0.3116" calcext:value-type="float">
            <text:p>0,3116</text:p>
          </table:table-cell>
        </table:table-row>
        <table:table-row table:style-name="ro1">
          <table:table-cell office:value-type="float" office:value="59.57" calcext:value-type="float">
            <text:p>59,57</text:p>
          </table:table-cell>
          <table:table-cell office:value-type="float" office:value="0.5044" calcext:value-type="float">
            <text:p>0,5044</text:p>
          </table:table-cell>
          <table:table-cell table:number-columns-repeated="4"/>
          <table:table-cell office:value-type="float" office:value="76.03" calcext:value-type="float">
            <text:p>76,03</text:p>
          </table:table-cell>
          <table:table-cell office:value-type="float" office:value="0.3148" calcext:value-type="float">
            <text:p>0,3148</text:p>
          </table:table-cell>
        </table:table-row>
        <table:table-row table:style-name="ro1">
          <table:table-cell office:value-type="float" office:value="63.18" calcext:value-type="float">
            <text:p>63,18</text:p>
          </table:table-cell>
          <table:table-cell office:value-type="float" office:value="0.5198" calcext:value-type="float">
            <text:p>0,5198</text:p>
          </table:table-cell>
          <table:table-cell table:number-columns-repeated="6"/>
        </table:table-row>
        <table:table-row table:style-name="ro1">
          <table:table-cell office:value-type="float" office:value="65.28" calcext:value-type="float">
            <text:p>65,28</text:p>
          </table:table-cell>
          <table:table-cell office:value-type="float" office:value="0.5261" calcext:value-type="float">
            <text:p>0,5261</text:p>
          </table:table-cell>
          <table:table-cell table:number-columns-repeated="6"/>
        </table:table-row>
        <table:table-row table:style-name="ro1">
          <table:table-cell office:value-type="float" office:value="66.57" calcext:value-type="float">
            <text:p>66,57</text:p>
          </table:table-cell>
          <table:table-cell office:value-type="float" office:value="0.5332" calcext:value-type="float">
            <text:p>0,5332</text:p>
          </table:table-cell>
          <table:table-cell table:number-columns-repeated="6"/>
        </table:table-row>
        <table:table-row table:style-name="ro1">
          <table:table-cell office:value-type="float" office:value="68.12" calcext:value-type="float">
            <text:p>68,12</text:p>
          </table:table-cell>
          <table:table-cell office:value-type="float" office:value="0.5396" calcext:value-type="float">
            <text:p>0,5396</text:p>
          </table:table-cell>
          <table:table-cell table:number-columns-repeated="6"/>
        </table:table-row>
        <table:table-row table:style-name="ro1">
          <table:table-cell office:value-type="float" office:value="70.2" calcext:value-type="float">
            <text:p>70,2</text:p>
          </table:table-cell>
          <table:table-cell office:value-type="float" office:value="0.5474" calcext:value-type="float">
            <text:p>0,5474</text:p>
          </table:table-cell>
          <table:table-cell table:number-columns-repeated="6"/>
        </table:table-row>
        <table:table-row table:style-name="ro1">
          <table:table-cell office:value-type="float" office:value="73.18" calcext:value-type="float">
            <text:p>73,18</text:p>
          </table:table-cell>
          <table:table-cell office:value-type="float" office:value="0.5608" calcext:value-type="float">
            <text:p>0,5608</text:p>
          </table:table-cell>
          <table:table-cell table:number-columns-repeated="6"/>
        </table:table-row>
        <table:table-row table:style-name="ro1">
          <table:table-cell office:value-type="float" office:value="76.18" calcext:value-type="float">
            <text:p>76,18</text:p>
          </table:table-cell>
          <table:table-cell office:value-type="float" office:value="0.5784" calcext:value-type="float">
            <text:p>0,5784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V<text:span text:style-name="T1">2</text:span><text:span text:style-name="T2"> = 4В</text:span></text:p>
          </table:table-cell>
          <table:covered-table-cell/>
          <table:table-cell table:style-name="ce1" office:value-type="string" calcext:value-type="string" table:number-columns-spanned="2" table:number-rows-spanned="1">
            <text:p>V<text:span text:style-name="T1">2</text:span><text:span text:style-name="T2"> = 6В</text:span></text:p>
          </table:table-cell>
          <table:covered-table-cell/>
          <table:table-cell table:style-name="ce1" office:value-type="string" calcext:value-type="string" table:number-columns-spanned="2" table:number-rows-spanned="1">
            <text:p>V<text:span text:style-name="T1">2</text:span><text:span text:style-name="T2"> = 8В</text:span>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string" calcext:value-type="string">
            <text:p>V, В</text:p>
          </table:table-cell>
          <table:table-cell table:style-name="ce1" office:value-type="string" calcext:value-type="string">
            <text:p>I, мА</text:p>
          </table:table-cell>
          <table:table-cell table:style-name="ce1" office:value-type="string" calcext:value-type="string">
            <text:p>V, В</text:p>
          </table:table-cell>
          <table:table-cell table:style-name="ce1" office:value-type="string" calcext:value-type="string">
            <text:p>I, мА</text:p>
          </table:table-cell>
          <table:table-cell table:style-name="ce1" office:value-type="string" calcext:value-type="string">
            <text:p>V, В</text:p>
          </table:table-cell>
          <table:table-cell table:style-name="ce1" office:value-type="string" calcext:value-type="string">
            <text:p>I, мА</text:p>
          </table:table-cell>
          <table:table-cell table:number-columns-repeated="2"/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0.035" calcext:value-type="float">
            <text:p>0,035</text:p>
          </table:table-cell>
          <table:table-cell office:value-type="float" office:value="5.08" calcext:value-type="float">
            <text:p>5,08</text:p>
          </table:table-cell>
          <table:table-cell office:value-type="float" office:value="0.0467" calcext:value-type="float">
            <text:p>0,0467</text:p>
          </table:table-cell>
          <table:table-cell office:value-type="float" office:value="5.12" calcext:value-type="float">
            <text:p>5,12</text:p>
          </table:table-cell>
          <table:table-cell office:value-type="float" office:value="0.0264" calcext:value-type="float">
            <text:p>0,0264</text:p>
          </table:table-cell>
          <table:table-cell table:number-columns-repeated="2"/>
        </table:table-row>
        <table:table-row table:style-name="ro1">
          <table:table-cell office:value-type="float" office:value="3.01" calcext:value-type="float">
            <text:p>3,01</text:p>
          </table:table-cell>
          <table:table-cell office:value-type="float" office:value="0.0448" calcext:value-type="float">
            <text:p>0,0448</text:p>
          </table:table-cell>
          <table:table-cell office:value-type="float" office:value="10.12" calcext:value-type="float">
            <text:p>10,12</text:p>
          </table:table-cell>
          <table:table-cell office:value-type="float" office:value="0.1329" calcext:value-type="float">
            <text:p>0,1329</text:p>
          </table:table-cell>
          <table:table-cell office:value-type="float" office:value="10.25" calcext:value-type="float">
            <text:p>10,25</text:p>
          </table:table-cell>
          <table:table-cell office:value-type="float" office:value="0.1101" calcext:value-type="float">
            <text:p>0,1101</text:p>
          </table:table-cell>
          <table:table-cell table:number-columns-repeated="2"/>
        </table:table-row>
        <table:table-row table:style-name="ro1">
          <table:table-cell office:value-type="float" office:value="6.01" calcext:value-type="float">
            <text:p>6,01</text:p>
          </table:table-cell>
          <table:table-cell office:value-type="float" office:value="0.0881" calcext:value-type="float">
            <text:p>0,0881</text:p>
          </table:table-cell>
          <table:table-cell office:value-type="float" office:value="15.58" calcext:value-type="float">
            <text:p>15,58</text:p>
          </table:table-cell>
          <table:table-cell office:value-type="float" office:value="0.2139" calcext:value-type="float">
            <text:p>0,2139</text:p>
          </table:table-cell>
          <table:table-cell office:value-type="float" office:value="15.43" calcext:value-type="float">
            <text:p>15,43</text:p>
          </table:table-cell>
          <table:table-cell office:value-type="float" office:value="0.1876" calcext:value-type="float">
            <text:p>0,1876</text:p>
          </table:table-cell>
          <table:table-cell table:number-columns-repeated="2"/>
        </table:table-row>
        <table:table-row table:style-name="ro1">
          <table:table-cell office:value-type="float" office:value="9.14" calcext:value-type="float">
            <text:p>9,14</text:p>
          </table:table-cell>
          <table:table-cell office:value-type="float" office:value="0.1408" calcext:value-type="float">
            <text:p>0,1408</text:p>
          </table:table-cell>
          <table:table-cell office:value-type="float" office:value="17.57" calcext:value-type="float">
            <text:p>17,57</text:p>
          </table:table-cell>
          <table:table-cell office:value-type="float" office:value="0.238" calcext:value-type="float">
            <text:p>0,238</text:p>
          </table:table-cell>
          <table:table-cell office:value-type="float" office:value="17.45" calcext:value-type="float">
            <text:p>17,45</text:p>
          </table:table-cell>
          <table:table-cell office:value-type="float" office:value="0.2166" calcext:value-type="float">
            <text:p>0,2166</text:p>
          </table:table-cell>
          <table:table-cell table:number-columns-repeated="2"/>
        </table:table-row>
        <table:table-row table:style-name="ro1">
          <table:table-cell office:value-type="float" office:value="12.12" calcext:value-type="float">
            <text:p>12,12</text:p>
          </table:table-cell>
          <table:table-cell office:value-type="float" office:value="0.183" calcext:value-type="float">
            <text:p>0,183</text:p>
          </table:table-cell>
          <table:table-cell office:value-type="float" office:value="18.67" calcext:value-type="float">
            <text:p>18,67</text:p>
          </table:table-cell>
          <table:table-cell office:value-type="float" office:value="0.2513" calcext:value-type="float">
            <text:p>0,2513</text:p>
          </table:table-cell>
          <table:table-cell office:value-type="float" office:value="18.49" calcext:value-type="float">
            <text:p>18,49</text:p>
          </table:table-cell>
          <table:table-cell office:value-type="float" office:value="0.2313" calcext:value-type="float">
            <text:p>0,2313</text:p>
          </table:table-cell>
          <table:table-cell table:number-columns-repeated="2"/>
        </table:table-row>
        <table:table-row table:style-name="ro1">
          <table:table-cell office:value-type="float" office:value="14.98" calcext:value-type="float">
            <text:p>14,98</text:p>
          </table:table-cell>
          <table:table-cell office:value-type="float" office:value="0.2219" calcext:value-type="float">
            <text:p>0,2219</text:p>
          </table:table-cell>
          <table:table-cell office:value-type="float" office:value="19.46" calcext:value-type="float">
            <text:p>19,46</text:p>
          </table:table-cell>
          <table:table-cell office:value-type="float" office:value="0.2569" calcext:value-type="float">
            <text:p>0,2569</text:p>
          </table:table-cell>
          <table:table-cell office:value-type="float" office:value="19.22" calcext:value-type="float">
            <text:p>19,22</text:p>
          </table:table-cell>
          <table:table-cell office:value-type="float" office:value="0.2385" calcext:value-type="float">
            <text:p>0,2385</text:p>
          </table:table-cell>
          <table:table-cell table:number-columns-repeated="2"/>
        </table:table-row>
        <table:table-row table:style-name="ro1">
          <table:table-cell office:value-type="float" office:value="18.08" calcext:value-type="float">
            <text:p>18,08</text:p>
          </table:table-cell>
          <table:table-cell office:value-type="float" office:value="0.2572" calcext:value-type="float">
            <text:p>0,2572</text:p>
          </table:table-cell>
          <table:table-cell office:value-type="float" office:value="20.17" calcext:value-type="float">
            <text:p>20,17</text:p>
          </table:table-cell>
          <table:table-cell office:value-type="float" office:value="0.2603" calcext:value-type="float">
            <text:p>0,2603</text:p>
          </table:table-cell>
          <table:table-cell office:value-type="float" office:value="20.11" calcext:value-type="float">
            <text:p>20,11</text:p>
          </table:table-cell>
          <table:table-cell office:value-type="float" office:value="0.2455" calcext:value-type="float">
            <text:p>0,2455</text:p>
          </table:table-cell>
          <table:table-cell table:number-columns-repeated="2"/>
        </table:table-row>
        <table:table-row table:style-name="ro1">
          <table:table-cell office:value-type="float" office:value="19.08" calcext:value-type="float">
            <text:p>19,08</text:p>
          </table:table-cell>
          <table:table-cell office:value-type="float" office:value="0.2687" calcext:value-type="float">
            <text:p>0,2687</text:p>
          </table:table-cell>
          <table:table-cell office:value-type="float" office:value="21.02" calcext:value-type="float">
            <text:p>21,02</text:p>
          </table:table-cell>
          <table:table-cell office:value-type="float" office:value="0.2615" calcext:value-type="float">
            <text:p>0,2615</text:p>
          </table:table-cell>
          <table:table-cell office:value-type="float" office:value="21.07" calcext:value-type="float">
            <text:p>21,07</text:p>
          </table:table-cell>
          <table:table-cell office:value-type="float" office:value="0.2478" calcext:value-type="float">
            <text:p>0,2478</text:p>
          </table:table-cell>
          <table:table-cell table:number-columns-repeated="2"/>
        </table:table-row>
        <table:table-row table:style-name="ro1">
          <table:table-cell office:value-type="float" office:value="20.12" calcext:value-type="float">
            <text:p>20,12</text:p>
          </table:table-cell>
          <table:table-cell office:value-type="float" office:value="0.2708" calcext:value-type="float">
            <text:p>0,2708</text:p>
          </table:table-cell>
          <table:table-cell office:value-type="float" office:value="22.05" calcext:value-type="float">
            <text:p>22,05</text:p>
          </table:table-cell>
          <table:table-cell office:value-type="float" office:value="0.2558" calcext:value-type="float">
            <text:p>0,2558</text:p>
          </table:table-cell>
          <table:table-cell office:value-type="float" office:value="22.15" calcext:value-type="float">
            <text:p>22,15</text:p>
          </table:table-cell>
          <table:table-cell office:value-type="float" office:value="0.245" calcext:value-type="float">
            <text:p>0,245</text:p>
          </table:table-cell>
          <table:table-cell table:number-columns-repeated="2"/>
        </table:table-row>
        <table:table-row table:style-name="ro1">
          <table:table-cell office:value-type="float" office:value="21.08" calcext:value-type="float">
            <text:p>21,08</text:p>
          </table:table-cell>
          <table:table-cell office:value-type="float" office:value="0.2696" calcext:value-type="float">
            <text:p>0,2696</text:p>
          </table:table-cell>
          <table:table-cell office:value-type="float" office:value="23.09" calcext:value-type="float">
            <text:p>23,09</text:p>
          </table:table-cell>
          <table:table-cell office:value-type="float" office:value="0.2433" calcext:value-type="float">
            <text:p>0,2433</text:p>
          </table:table-cell>
          <table:table-cell office:value-type="float" office:value="23.09" calcext:value-type="float">
            <text:p>23,09</text:p>
          </table:table-cell>
          <table:table-cell office:value-type="float" office:value="0.2338" calcext:value-type="float">
            <text:p>0,2338</text:p>
          </table:table-cell>
          <table:table-cell table:number-columns-repeated="2"/>
        </table:table-row>
        <table:table-row table:style-name="ro1">
          <table:table-cell office:value-type="float" office:value="22.01" calcext:value-type="float">
            <text:p>22,01</text:p>
          </table:table-cell>
          <table:table-cell office:value-type="float" office:value="0.263" calcext:value-type="float">
            <text:p>0,263</text:p>
          </table:table-cell>
          <table:table-cell office:value-type="float" office:value="24.15" calcext:value-type="float">
            <text:p>24,15</text:p>
          </table:table-cell>
          <table:table-cell office:value-type="float" office:value="0.1473" calcext:value-type="float">
            <text:p>0,1473</text:p>
          </table:table-cell>
          <table:table-cell office:value-type="float" office:value="24.06" calcext:value-type="float">
            <text:p>24,06</text:p>
          </table:table-cell>
          <table:table-cell office:value-type="float" office:value="0.1083" calcext:value-type="float">
            <text:p>0,1083</text:p>
          </table:table-cell>
          <table:table-cell table:number-columns-repeated="2"/>
        </table:table-row>
        <table:table-row table:style-name="ro1">
          <table:table-cell office:value-type="float" office:value="23.03" calcext:value-type="float">
            <text:p>23,03</text:p>
          </table:table-cell>
          <table:table-cell office:value-type="float" office:value="0.217" calcext:value-type="float">
            <text:p>0,217</text:p>
          </table:table-cell>
          <table:table-cell office:value-type="float" office:value="25.26" calcext:value-type="float">
            <text:p>25,26</text:p>
          </table:table-cell>
          <table:table-cell office:value-type="float" office:value="0.1422" calcext:value-type="float">
            <text:p>0,1422</text:p>
          </table:table-cell>
          <table:table-cell office:value-type="float" office:value="25.13" calcext:value-type="float">
            <text:p>25,13</text:p>
          </table:table-cell>
          <table:table-cell office:value-type="float" office:value="0.0944" calcext:value-type="float">
            <text:p>0,0944</text:p>
          </table:table-cell>
          <table:table-cell table:number-columns-repeated="2"/>
        </table:table-row>
        <table:table-row table:style-name="ro1">
          <table:table-cell office:value-type="float" office:value="22.57" calcext:value-type="float">
            <text:p>22,57</text:p>
          </table:table-cell>
          <table:table-cell office:value-type="float" office:value="0.2532" calcext:value-type="float">
            <text:p>0,2532</text:p>
          </table:table-cell>
          <table:table-cell office:value-type="float" office:value="26.15" calcext:value-type="float">
            <text:p>26,15</text:p>
          </table:table-cell>
          <table:table-cell office:value-type="float" office:value="0.1529" calcext:value-type="float">
            <text:p>0,1529</text:p>
          </table:table-cell>
          <table:table-cell office:value-type="float" office:value="26.11" calcext:value-type="float">
            <text:p>26,11</text:p>
          </table:table-cell>
          <table:table-cell office:value-type="float" office:value="0.0932" calcext:value-type="float">
            <text:p>0,0932</text:p>
          </table:table-cell>
          <table:table-cell table:number-columns-repeated="2"/>
        </table:table-row>
        <table:table-row table:style-name="ro1">
          <table:table-cell office:value-type="float" office:value="23.43" calcext:value-type="float">
            <text:p>23,43</text:p>
          </table:table-cell>
          <table:table-cell office:value-type="float" office:value="0.2043" calcext:value-type="float">
            <text:p>0,2043</text:p>
          </table:table-cell>
          <table:table-cell office:value-type="float" office:value="27.17" calcext:value-type="float">
            <text:p>27,17</text:p>
          </table:table-cell>
          <table:table-cell office:value-type="float" office:value="0.1765" calcext:value-type="float">
            <text:p>0,1765</text:p>
          </table:table-cell>
          <table:table-cell office:value-type="float" office:value="27.17" calcext:value-type="float">
            <text:p>27,17</text:p>
          </table:table-cell>
          <table:table-cell office:value-type="float" office:value="0.0992" calcext:value-type="float">
            <text:p>0,0992</text:p>
          </table:table-cell>
          <table:table-cell table:number-columns-repeated="2"/>
        </table:table-row>
        <table:table-row table:style-name="ro1">
          <table:table-cell office:value-type="float" office:value="24.06" calcext:value-type="float">
            <text:p>24,06</text:p>
          </table:table-cell>
          <table:table-cell office:value-type="float" office:value="0.2038" calcext:value-type="float">
            <text:p>0,2038</text:p>
          </table:table-cell>
          <table:table-cell office:value-type="float" office:value="30.42" calcext:value-type="float">
            <text:p>30,42</text:p>
          </table:table-cell>
          <table:table-cell office:value-type="float" office:value="0.2467" calcext:value-type="float">
            <text:p>0,2467</text:p>
          </table:table-cell>
          <table:table-cell office:value-type="float" office:value="29.17" calcext:value-type="float">
            <text:p>29,17</text:p>
          </table:table-cell>
          <table:table-cell office:value-type="float" office:value="0.1415" calcext:value-type="float">
            <text:p>0,1415</text:p>
          </table:table-cell>
          <table:table-cell table:number-columns-repeated="2"/>
        </table:table-row>
        <table:table-row table:style-name="ro1">
          <table:table-cell office:value-type="float" office:value="25.06" calcext:value-type="float">
            <text:p>25,06</text:p>
          </table:table-cell>
          <table:table-cell office:value-type="float" office:value="0.2226" calcext:value-type="float">
            <text:p>0,2226</text:p>
          </table:table-cell>
          <table:table-cell office:value-type="float" office:value="35.05" calcext:value-type="float">
            <text:p>35,05</text:p>
          </table:table-cell>
          <table:table-cell office:value-type="float" office:value="0.3306" calcext:value-type="float">
            <text:p>0,3306</text:p>
          </table:table-cell>
          <table:table-cell office:value-type="float" office:value="28.27" calcext:value-type="float">
            <text:p>28,27</text:p>
          </table:table-cell>
          <table:table-cell office:value-type="float" office:value="0.1182" calcext:value-type="float">
            <text:p>0,1182</text:p>
          </table:table-cell>
          <table:table-cell table:number-columns-repeated="2"/>
        </table:table-row>
        <table:table-row table:style-name="ro1">
          <table:table-cell office:value-type="float" office:value="24.55" calcext:value-type="float">
            <text:p>24,55</text:p>
          </table:table-cell>
          <table:table-cell office:value-type="float" office:value="0.2155" calcext:value-type="float">
            <text:p>0,2155</text:p>
          </table:table-cell>
          <table:table-cell office:value-type="float" office:value="37.41" calcext:value-type="float">
            <text:p>37,41</text:p>
          </table:table-cell>
          <table:table-cell office:value-type="float" office:value="0.3462" calcext:value-type="float">
            <text:p>0,3462</text:p>
          </table:table-cell>
          <table:table-cell office:value-type="float" office:value="32.16" calcext:value-type="float">
            <text:p>32,16</text:p>
          </table:table-cell>
          <table:table-cell office:value-type="float" office:value="0.2067" calcext:value-type="float">
            <text:p>0,2067</text:p>
          </table:table-cell>
          <table:table-cell table:number-columns-repeated="2"/>
        </table:table-row>
        <table:table-row table:style-name="ro1">
          <table:table-cell office:value-type="float" office:value="26.13" calcext:value-type="float">
            <text:p>26,13</text:p>
          </table:table-cell>
          <table:table-cell office:value-type="float" office:value="0.2442" calcext:value-type="float">
            <text:p>0,2442</text:p>
          </table:table-cell>
          <table:table-cell office:value-type="float" office:value="38.18" calcext:value-type="float">
            <text:p>38,18</text:p>
          </table:table-cell>
          <table:table-cell office:value-type="float" office:value="0.3477" calcext:value-type="float">
            <text:p>0,3477</text:p>
          </table:table-cell>
          <table:table-cell office:value-type="float" office:value="37.24" calcext:value-type="float">
            <text:p>37,24</text:p>
          </table:table-cell>
          <table:table-cell office:value-type="float" office:value="0.2836" calcext:value-type="float">
            <text:p>0,2836</text:p>
          </table:table-cell>
          <table:table-cell table:number-columns-repeated="2"/>
        </table:table-row>
        <table:table-row table:style-name="ro1">
          <table:table-cell office:value-type="float" office:value="27.13" calcext:value-type="float">
            <text:p>27,13</text:p>
          </table:table-cell>
          <table:table-cell office:value-type="float" office:value="0.2606" calcext:value-type="float">
            <text:p>0,2606</text:p>
          </table:table-cell>
          <table:table-cell office:value-type="float" office:value="39.12" calcext:value-type="float">
            <text:p>39,12</text:p>
          </table:table-cell>
          <table:table-cell office:value-type="float" office:value="0.3435" calcext:value-type="float">
            <text:p>0,3435</text:p>
          </table:table-cell>
          <table:table-cell office:value-type="float" office:value="36.18" calcext:value-type="float">
            <text:p>36,18</text:p>
          </table:table-cell>
          <table:table-cell office:value-type="float" office:value="0.2775" calcext:value-type="float">
            <text:p>0,2775</text:p>
          </table:table-cell>
          <table:table-cell table:number-columns-repeated="2"/>
        </table:table-row>
        <table:table-row table:style-name="ro1">
          <table:table-cell office:value-type="float" office:value="28.06" calcext:value-type="float">
            <text:p>28,06</text:p>
          </table:table-cell>
          <table:table-cell office:value-type="float" office:value="0.2819" calcext:value-type="float">
            <text:p>0,2819</text:p>
          </table:table-cell>
          <table:table-cell office:value-type="float" office:value="40.45" calcext:value-type="float">
            <text:p>40,45</text:p>
          </table:table-cell>
          <table:table-cell office:value-type="float" office:value="0.3319" calcext:value-type="float">
            <text:p>0,3319</text:p>
          </table:table-cell>
          <table:table-cell office:value-type="float" office:value="38.27" calcext:value-type="float">
            <text:p>38,27</text:p>
          </table:table-cell>
          <table:table-cell office:value-type="float" office:value="0.2875" calcext:value-type="float">
            <text:p>0,2875</text:p>
          </table:table-cell>
          <table:table-cell table:number-columns-repeated="2"/>
        </table:table-row>
        <table:table-row table:style-name="ro1">
          <table:table-cell office:value-type="float" office:value="29.17" calcext:value-type="float">
            <text:p>29,17</text:p>
          </table:table-cell>
          <table:table-cell office:value-type="float" office:value="0.3002" calcext:value-type="float">
            <text:p>0,3002</text:p>
          </table:table-cell>
          <table:table-cell office:value-type="float" office:value="41.27" calcext:value-type="float">
            <text:p>41,27</text:p>
          </table:table-cell>
          <table:table-cell office:value-type="float" office:value="0.3256" calcext:value-type="float">
            <text:p>0,3256</text:p>
          </table:table-cell>
          <table:table-cell office:value-type="float" office:value="39.21" calcext:value-type="float">
            <text:p>39,21</text:p>
          </table:table-cell>
          <table:table-cell office:value-type="float" office:value="0.2847" calcext:value-type="float">
            <text:p>0,2847</text:p>
          </table:table-cell>
          <table:table-cell table:number-columns-repeated="2"/>
        </table:table-row>
        <table:table-row table:style-name="ro1">
          <table:table-cell office:value-type="float" office:value="30.1" calcext:value-type="float">
            <text:p>30,1</text:p>
          </table:table-cell>
          <table:table-cell office:value-type="float" office:value="0.3205" calcext:value-type="float">
            <text:p>0,3205</text:p>
          </table:table-cell>
          <table:table-cell office:value-type="float" office:value="42.05" calcext:value-type="float">
            <text:p>42,05</text:p>
          </table:table-cell>
          <table:table-cell office:value-type="float" office:value="0.3191" calcext:value-type="float">
            <text:p>0,3191</text:p>
          </table:table-cell>
          <table:table-cell office:value-type="float" office:value="40.1" calcext:value-type="float">
            <text:p>40,1</text:p>
          </table:table-cell>
          <table:table-cell office:value-type="float" office:value="0.2764" calcext:value-type="float">
            <text:p>0,2764</text:p>
          </table:table-cell>
          <table:table-cell table:number-columns-repeated="2"/>
        </table:table-row>
        <table:table-row table:style-name="ro1">
          <table:table-cell office:value-type="float" office:value="31.15" calcext:value-type="float">
            <text:p>31,15</text:p>
          </table:table-cell>
          <table:table-cell office:value-type="float" office:value="0.3389" calcext:value-type="float">
            <text:p>0,3389</text:p>
          </table:table-cell>
          <table:table-cell office:value-type="float" office:value="43.05" calcext:value-type="float">
            <text:p>43,05</text:p>
          </table:table-cell>
          <table:table-cell office:value-type="float" office:value="0.3123" calcext:value-type="float">
            <text:p>0,3123</text:p>
          </table:table-cell>
          <table:table-cell office:value-type="float" office:value="41.43" calcext:value-type="float">
            <text:p>41,43</text:p>
          </table:table-cell>
          <table:table-cell office:value-type="float" office:value="0.2687" calcext:value-type="float">
            <text:p>0,2687</text:p>
          </table:table-cell>
          <table:table-cell table:number-columns-repeated="2"/>
        </table:table-row>
        <table:table-row table:style-name="ro1">
          <table:table-cell office:value-type="float" office:value="32.04" calcext:value-type="float">
            <text:p>32,04</text:p>
          </table:table-cell>
          <table:table-cell office:value-type="float" office:value="0.3524" calcext:value-type="float">
            <text:p>0,3524</text:p>
          </table:table-cell>
          <table:table-cell office:value-type="float" office:value="44.16" calcext:value-type="float">
            <text:p>44,16</text:p>
          </table:table-cell>
          <table:table-cell office:value-type="float" office:value="0.3056" calcext:value-type="float">
            <text:p>0,3056</text:p>
          </table:table-cell>
          <table:table-cell office:value-type="float" office:value="43.44" calcext:value-type="float">
            <text:p>43,44</text:p>
          </table:table-cell>
          <table:table-cell office:value-type="float" office:value="0.2549" calcext:value-type="float">
            <text:p>0,2549</text:p>
          </table:table-cell>
          <table:table-cell table:number-columns-repeated="2"/>
        </table:table-row>
        <table:table-row table:style-name="ro1">
          <table:table-cell office:value-type="float" office:value="33.31" calcext:value-type="float">
            <text:p>33,31</text:p>
          </table:table-cell>
          <table:table-cell office:value-type="float" office:value="0.3756" calcext:value-type="float">
            <text:p>0,3756</text:p>
          </table:table-cell>
          <table:table-cell office:value-type="float" office:value="45.15" calcext:value-type="float">
            <text:p>45,15</text:p>
          </table:table-cell>
          <table:table-cell office:value-type="float" office:value="0.3025" calcext:value-type="float">
            <text:p>0,3025</text:p>
          </table:table-cell>
          <table:table-cell office:value-type="float" office:value="45.17" calcext:value-type="float">
            <text:p>45,17</text:p>
          </table:table-cell>
          <table:table-cell office:value-type="float" office:value="0.2407" calcext:value-type="float">
            <text:p>0,2407</text:p>
          </table:table-cell>
          <table:table-cell table:number-columns-repeated="2"/>
        </table:table-row>
        <table:table-row table:style-name="ro1">
          <table:table-cell office:value-type="float" office:value="34.06" calcext:value-type="float">
            <text:p>34,06</text:p>
          </table:table-cell>
          <table:table-cell office:value-type="float" office:value="0.3882" calcext:value-type="float">
            <text:p>0,3882</text:p>
          </table:table-cell>
          <table:table-cell office:value-type="float" office:value="46.39" calcext:value-type="float">
            <text:p>46,39</text:p>
          </table:table-cell>
          <table:table-cell office:value-type="float" office:value="0.3002" calcext:value-type="float">
            <text:p>0,3002</text:p>
          </table:table-cell>
          <table:table-cell office:value-type="float" office:value="46.4" calcext:value-type="float">
            <text:p>46,4</text:p>
          </table:table-cell>
          <table:table-cell office:value-type="float" office:value="0.2339" calcext:value-type="float">
            <text:p>0,2339</text:p>
          </table:table-cell>
          <table:table-cell table:number-columns-repeated="2"/>
        </table:table-row>
        <table:table-row table:style-name="ro1">
          <table:table-cell office:value-type="float" office:value="35.27" calcext:value-type="float">
            <text:p>35,27</text:p>
          </table:table-cell>
          <table:table-cell office:value-type="float" office:value="0.4031" calcext:value-type="float">
            <text:p>0,4031</text:p>
          </table:table-cell>
          <table:table-cell office:value-type="float" office:value="47.52" calcext:value-type="float">
            <text:p>47,52</text:p>
          </table:table-cell>
          <table:table-cell office:value-type="float" office:value="0.3031" calcext:value-type="float">
            <text:p>0,3031</text:p>
          </table:table-cell>
          <table:table-cell office:value-type="float" office:value="47.19" calcext:value-type="float">
            <text:p>47,19</text:p>
          </table:table-cell>
          <table:table-cell office:value-type="float" office:value="0.2313" calcext:value-type="float">
            <text:p>0,2313</text:p>
          </table:table-cell>
          <table:table-cell table:number-columns-repeated="2"/>
        </table:table-row>
        <table:table-row table:style-name="ro1">
          <table:table-cell office:value-type="float" office:value="36.07" calcext:value-type="float">
            <text:p>36,07</text:p>
          </table:table-cell>
          <table:table-cell office:value-type="float" office:value="0.4091" calcext:value-type="float">
            <text:p>0,4091</text:p>
          </table:table-cell>
          <table:table-cell office:value-type="float" office:value="48.84" calcext:value-type="float">
            <text:p>48,84</text:p>
          </table:table-cell>
          <table:table-cell office:value-type="float" office:value="0.3079" calcext:value-type="float">
            <text:p>0,3079</text:p>
          </table:table-cell>
          <table:table-cell office:value-type="float" office:value="48.07" calcext:value-type="float">
            <text:p>48,07</text:p>
          </table:table-cell>
          <table:table-cell office:value-type="float" office:value="0.2293" calcext:value-type="float">
            <text:p>0,2293</text:p>
          </table:table-cell>
          <table:table-cell table:number-columns-repeated="2"/>
        </table:table-row>
        <table:table-row table:style-name="ro1">
          <table:table-cell office:value-type="float" office:value="36.57" calcext:value-type="float">
            <text:p>36,57</text:p>
          </table:table-cell>
          <table:table-cell office:value-type="float" office:value="0.4117" calcext:value-type="float">
            <text:p>0,4117</text:p>
          </table:table-cell>
          <table:table-cell office:value-type="float" office:value="50.05" calcext:value-type="float">
            <text:p>50,05</text:p>
          </table:table-cell>
          <table:table-cell office:value-type="float" office:value="0.3166" calcext:value-type="float">
            <text:p>0,3166</text:p>
          </table:table-cell>
          <table:table-cell office:value-type="float" office:value="49.19" calcext:value-type="float">
            <text:p>49,19</text:p>
          </table:table-cell>
          <table:table-cell office:value-type="float" office:value="0.2292" calcext:value-type="float">
            <text:p>0,2292</text:p>
          </table:table-cell>
          <table:table-cell table:number-columns-repeated="2"/>
        </table:table-row>
        <table:table-row table:style-name="ro1">
          <table:table-cell office:value-type="float" office:value="37.08" calcext:value-type="float">
            <text:p>37,08</text:p>
          </table:table-cell>
          <table:table-cell office:value-type="float" office:value="0.4132" calcext:value-type="float">
            <text:p>0,4132</text:p>
          </table:table-cell>
          <table:table-cell office:value-type="float" office:value="53.07" calcext:value-type="float">
            <text:p>53,07</text:p>
          </table:table-cell>
          <table:table-cell office:value-type="float" office:value="0.3387" calcext:value-type="float">
            <text:p>0,3387</text:p>
          </table:table-cell>
          <table:table-cell office:value-type="float" office:value="50.33" calcext:value-type="float">
            <text:p>50,33</text:p>
          </table:table-cell>
          <table:table-cell office:value-type="float" office:value="0.2333" calcext:value-type="float">
            <text:p>0,2333</text:p>
          </table:table-cell>
          <table:table-cell table:number-columns-repeated="2"/>
        </table:table-row>
        <table:table-row table:style-name="ro1">
          <table:table-cell office:value-type="float" office:value="37.66" calcext:value-type="float">
            <text:p>37,66</text:p>
          </table:table-cell>
          <table:table-cell office:value-type="float" office:value="0.413" calcext:value-type="float">
            <text:p>0,413</text:p>
          </table:table-cell>
          <table:table-cell office:value-type="float" office:value="57.65" calcext:value-type="float">
            <text:p>57,65</text:p>
          </table:table-cell>
          <table:table-cell office:value-type="float" office:value="0.378" calcext:value-type="float">
            <text:p>0,378</text:p>
          </table:table-cell>
          <table:table-cell office:value-type="float" office:value="51.5" calcext:value-type="float">
            <text:p>51,5</text:p>
          </table:table-cell>
          <table:table-cell office:value-type="float" office:value="0.2392" calcext:value-type="float">
            <text:p>0,2392</text:p>
          </table:table-cell>
          <table:table-cell table:number-columns-repeated="2"/>
        </table:table-row>
        <table:table-row table:style-name="ro1">
          <table:table-cell office:value-type="float" office:value="38.31" calcext:value-type="float">
            <text:p>38,31</text:p>
          </table:table-cell>
          <table:table-cell office:value-type="float" office:value="0.4116" calcext:value-type="float">
            <text:p>0,4116</text:p>
          </table:table-cell>
          <table:table-cell office:value-type="float" office:value="62.3" calcext:value-type="float">
            <text:p>62,3</text:p>
          </table:table-cell>
          <table:table-cell office:value-type="float" office:value="0.4006" calcext:value-type="float">
            <text:p>0,4006</text:p>
          </table:table-cell>
          <table:table-cell office:value-type="float" office:value="53.17" calcext:value-type="float">
            <text:p>53,17</text:p>
          </table:table-cell>
          <table:table-cell office:value-type="float" office:value="0.2494" calcext:value-type="float">
            <text:p>0,2494</text:p>
          </table:table-cell>
          <table:table-cell table:number-columns-repeated="2"/>
        </table:table-row>
        <table:table-row table:style-name="ro1">
          <table:table-cell office:value-type="float" office:value="39.56" calcext:value-type="float">
            <text:p>39,56</text:p>
          </table:table-cell>
          <table:table-cell office:value-type="float" office:value="0.4031" calcext:value-type="float">
            <text:p>0,4031</text:p>
          </table:table-cell>
          <table:table-cell office:value-type="float" office:value="64.4" calcext:value-type="float">
            <text:p>64,4</text:p>
          </table:table-cell>
          <table:table-cell office:value-type="float" office:value="0.4037" calcext:value-type="float">
            <text:p>0,4037</text:p>
          </table:table-cell>
          <table:table-cell office:value-type="float" office:value="57.94" calcext:value-type="float">
            <text:p>57,94</text:p>
          </table:table-cell>
          <table:table-cell office:value-type="float" office:value="0.2817" calcext:value-type="float">
            <text:p>0,2817</text:p>
          </table:table-cell>
          <table:table-cell table:number-columns-repeated="2"/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0.3973" calcext:value-type="float">
            <text:p>0,3973</text:p>
          </table:table-cell>
          <table:table-cell office:value-type="float" office:value="66.2" calcext:value-type="float">
            <text:p>66,2</text:p>
          </table:table-cell>
          <table:table-cell office:value-type="float" office:value="0.4052" calcext:value-type="float">
            <text:p>0,4052</text:p>
          </table:table-cell>
          <table:table-cell office:value-type="float" office:value="62.27" calcext:value-type="float">
            <text:p>62,27</text:p>
          </table:table-cell>
          <table:table-cell office:value-type="float" office:value="0.3055" calcext:value-type="float">
            <text:p>0,3055</text:p>
          </table:table-cell>
          <table:table-cell table:number-columns-repeated="2"/>
        </table:table-row>
        <table:table-row table:style-name="ro1">
          <table:table-cell office:value-type="float" office:value="41.8" calcext:value-type="float">
            <text:p>41,8</text:p>
          </table:table-cell>
          <table:table-cell office:value-type="float" office:value="0.3903" calcext:value-type="float">
            <text:p>0,3903</text:p>
          </table:table-cell>
          <table:table-cell office:value-type="float" office:value="67.55" calcext:value-type="float">
            <text:p>67,55</text:p>
          </table:table-cell>
          <table:table-cell office:value-type="float" office:value="0.4064" calcext:value-type="float">
            <text:p>0,4064</text:p>
          </table:table-cell>
          <table:table-cell office:value-type="float" office:value="64.02" calcext:value-type="float">
            <text:p>64,02</text:p>
          </table:table-cell>
          <table:table-cell office:value-type="float" office:value="0.3088" calcext:value-type="float">
            <text:p>0,3088</text:p>
          </table:table-cell>
          <table:table-cell table:number-columns-repeated="2"/>
        </table:table-row>
        <table:table-row table:style-name="ro1">
          <table:table-cell office:value-type="float" office:value="42.56" calcext:value-type="float">
            <text:p>42,56</text:p>
          </table:table-cell>
          <table:table-cell office:value-type="float" office:value="0.3893" calcext:value-type="float">
            <text:p>0,3893</text:p>
          </table:table-cell>
          <table:table-cell office:value-type="float" office:value="69.15" calcext:value-type="float">
            <text:p>69,15</text:p>
          </table:table-cell>
          <table:table-cell office:value-type="float" office:value="0.4087" calcext:value-type="float">
            <text:p>0,4087</text:p>
          </table:table-cell>
          <table:table-cell office:value-type="float" office:value="65.16" calcext:value-type="float">
            <text:p>65,16</text:p>
          </table:table-cell>
          <table:table-cell office:value-type="float" office:value="0.3082" calcext:value-type="float">
            <text:p>0,3082</text:p>
          </table:table-cell>
          <table:table-cell table:number-columns-repeated="2"/>
        </table:table-row>
        <table:table-row table:style-name="ro1">
          <table:table-cell office:value-type="float" office:value="43.27" calcext:value-type="float">
            <text:p>43,27</text:p>
          </table:table-cell>
          <table:table-cell office:value-type="float" office:value="0.3877" calcext:value-type="float">
            <text:p>0,3877</text:p>
          </table:table-cell>
          <table:table-cell office:value-type="float" office:value="72.02" calcext:value-type="float">
            <text:p>72,02</text:p>
          </table:table-cell>
          <table:table-cell office:value-type="float" office:value="0.4146" calcext:value-type="float">
            <text:p>0,4146</text:p>
          </table:table-cell>
          <table:table-cell office:value-type="float" office:value="66.01" calcext:value-type="float">
            <text:p>66,01</text:p>
          </table:table-cell>
          <table:table-cell office:value-type="float" office:value="0.3056" calcext:value-type="float">
            <text:p>0,3056</text:p>
          </table:table-cell>
          <table:table-cell table:number-columns-repeated="2"/>
        </table:table-row>
        <table:table-row table:style-name="ro1">
          <table:table-cell office:value-type="float" office:value="44.04" calcext:value-type="float">
            <text:p>44,04</text:p>
          </table:table-cell>
          <table:table-cell office:value-type="float" office:value="0.3894" calcext:value-type="float">
            <text:p>0,3894</text:p>
          </table:table-cell>
          <table:table-cell office:value-type="float" office:value="75.5" calcext:value-type="float">
            <text:p>75,5</text:p>
          </table:table-cell>
          <table:table-cell office:value-type="float" office:value="0.4266" calcext:value-type="float">
            <text:p>0,4266</text:p>
          </table:table-cell>
          <table:table-cell office:value-type="float" office:value="67.51" calcext:value-type="float">
            <text:p>67,51</text:p>
          </table:table-cell>
          <table:table-cell office:value-type="float" office:value="0.3085" calcext:value-type="float">
            <text:p>0,3085</text:p>
          </table:table-cell>
          <table:table-cell table:number-columns-repeated="2"/>
        </table:table-row>
        <table:table-row table:style-name="ro1">
          <table:table-cell office:value-type="float" office:value="44.83" calcext:value-type="float">
            <text:p>44,83</text:p>
          </table:table-cell>
          <table:table-cell office:value-type="float" office:value="0.3918" calcext:value-type="float">
            <text:p>0,3918</text:p>
          </table:table-cell>
          <table:table-cell table:number-columns-repeated="2"/>
          <table:table-cell office:value-type="float" office:value="68.46" calcext:value-type="float">
            <text:p>68,46</text:p>
          </table:table-cell>
          <table:table-cell office:value-type="float" office:value="0.3081" calcext:value-type="float">
            <text:p>0,3081</text:p>
          </table:table-cell>
          <table:table-cell table:number-columns-repeated="2"/>
        </table:table-row>
        <table:table-row table:style-name="ro1">
          <table:table-cell office:value-type="float" office:value="45.67" calcext:value-type="float">
            <text:p>45,67</text:p>
          </table:table-cell>
          <table:table-cell office:value-type="float" office:value="0.3955" calcext:value-type="float">
            <text:p>0,3955</text:p>
          </table:table-cell>
          <table:table-cell table:number-columns-repeated="2"/>
          <table:table-cell office:value-type="float" office:value="69.47" calcext:value-type="float">
            <text:p>69,47</text:p>
          </table:table-cell>
          <table:table-cell office:value-type="float" office:value="0.3084" calcext:value-type="float">
            <text:p>0,3084</text:p>
          </table:table-cell>
          <table:table-cell table:number-columns-repeated="2"/>
        </table:table-row>
        <table:table-row table:style-name="ro1">
          <table:table-cell office:value-type="float" office:value="46.78" calcext:value-type="float">
            <text:p>46,78</text:p>
          </table:table-cell>
          <table:table-cell office:value-type="float" office:value="0.4025" calcext:value-type="float">
            <text:p>0,4025</text:p>
          </table:table-cell>
          <table:table-cell table:number-columns-repeated="2"/>
          <table:table-cell office:value-type="float" office:value="70.58" calcext:value-type="float">
            <text:p>70,58</text:p>
          </table:table-cell>
          <table:table-cell office:value-type="float" office:value="0.3083" calcext:value-type="float">
            <text:p>0,3083</text:p>
          </table:table-cell>
          <table:table-cell table:number-columns-repeated="2"/>
        </table:table-row>
        <table:table-row table:style-name="ro1">
          <table:table-cell office:value-type="float" office:value="48.02" calcext:value-type="float">
            <text:p>48,02</text:p>
          </table:table-cell>
          <table:table-cell office:value-type="float" office:value="0.4089" calcext:value-type="float">
            <text:p>0,4089</text:p>
          </table:table-cell>
          <table:table-cell table:number-columns-repeated="2"/>
          <table:table-cell office:value-type="float" office:value="71.43" calcext:value-type="float">
            <text:p>71,43</text:p>
          </table:table-cell>
          <table:table-cell office:value-type="float" office:value="0.3095" calcext:value-type="float">
            <text:p>0,3095</text:p>
          </table:table-cell>
          <table:table-cell table:number-columns-repeated="2"/>
        </table:table-row>
        <table:table-row table:style-name="ro1">
          <table:table-cell office:value-type="float" office:value="51.57" calcext:value-type="float">
            <text:p>51,57</text:p>
          </table:table-cell>
          <table:table-cell office:value-type="float" office:value="0.4361" calcext:value-type="float">
            <text:p>0,4361</text:p>
          </table:table-cell>
          <table:table-cell table:number-columns-repeated="2"/>
          <table:table-cell office:value-type="float" office:value="72.51" calcext:value-type="float">
            <text:p>72,51</text:p>
          </table:table-cell>
          <table:table-cell office:value-type="float" office:value="0.3111" calcext:value-type="float">
            <text:p>0,3111</text:p>
          </table:table-cell>
          <table:table-cell table:number-columns-repeated="2"/>
        </table:table-row>
        <table:table-row table:style-name="ro1">
          <table:table-cell office:value-type="float" office:value="55.05" calcext:value-type="float">
            <text:p>55,05</text:p>
          </table:table-cell>
          <table:table-cell office:value-type="float" office:value="0.4713" calcext:value-type="float">
            <text:p>0,4713</text:p>
          </table:table-cell>
          <table:table-cell table:number-columns-repeated="2"/>
          <table:table-cell office:value-type="float" office:value="73.55" calcext:value-type="float">
            <text:p>73,55</text:p>
          </table:table-cell>
          <table:table-cell office:value-type="float" office:value="0.3116" calcext:value-type="float">
            <text:p>0,3116</text:p>
          </table:table-cell>
          <table:table-cell table:number-columns-repeated="2"/>
        </table:table-row>
        <table:table-row table:style-name="ro1">
          <table:table-cell office:value-type="float" office:value="59.57" calcext:value-type="float">
            <text:p>59,57</text:p>
          </table:table-cell>
          <table:table-cell office:value-type="float" office:value="0.5044" calcext:value-type="float">
            <text:p>0,5044</text:p>
          </table:table-cell>
          <table:table-cell table:number-columns-repeated="2"/>
          <table:table-cell office:value-type="float" office:value="76.03" calcext:value-type="float">
            <text:p>76,03</text:p>
          </table:table-cell>
          <table:table-cell office:value-type="float" office:value="0.3148" calcext:value-type="float">
            <text:p>0,3148</text:p>
          </table:table-cell>
          <table:table-cell table:number-columns-repeated="2"/>
        </table:table-row>
        <table:table-row table:style-name="ro1">
          <table:table-cell office:value-type="float" office:value="63.18" calcext:value-type="float">
            <text:p>63,18</text:p>
          </table:table-cell>
          <table:table-cell office:value-type="float" office:value="0.5198" calcext:value-type="float">
            <text:p>0,5198</text:p>
          </table:table-cell>
          <table:table-cell table:number-columns-repeated="6"/>
        </table:table-row>
        <table:table-row table:style-name="ro1">
          <table:table-cell office:value-type="float" office:value="65.28" calcext:value-type="float">
            <text:p>65,28</text:p>
          </table:table-cell>
          <table:table-cell office:value-type="float" office:value="0.5261" calcext:value-type="float">
            <text:p>0,5261</text:p>
          </table:table-cell>
          <table:table-cell table:number-columns-repeated="6"/>
        </table:table-row>
        <table:table-row table:style-name="ro1">
          <table:table-cell office:value-type="float" office:value="66.57" calcext:value-type="float">
            <text:p>66,57</text:p>
          </table:table-cell>
          <table:table-cell office:value-type="float" office:value="0.5332" calcext:value-type="float">
            <text:p>0,5332</text:p>
          </table:table-cell>
          <table:table-cell table:number-columns-repeated="6"/>
        </table:table-row>
        <table:table-row table:style-name="ro1">
          <table:table-cell office:value-type="float" office:value="68.12" calcext:value-type="float">
            <text:p>68,12</text:p>
          </table:table-cell>
          <table:table-cell office:value-type="float" office:value="0.5396" calcext:value-type="float">
            <text:p>0,5396</text:p>
          </table:table-cell>
          <table:table-cell table:number-columns-repeated="6"/>
        </table:table-row>
        <table:table-row table:style-name="ro1">
          <table:table-cell office:value-type="float" office:value="70.2" calcext:value-type="float">
            <text:p>70,2</text:p>
          </table:table-cell>
          <table:table-cell office:value-type="float" office:value="0.5474" calcext:value-type="float">
            <text:p>0,5474</text:p>
          </table:table-cell>
          <table:table-cell table:number-columns-repeated="6"/>
        </table:table-row>
        <table:table-row table:style-name="ro1">
          <table:table-cell office:value-type="float" office:value="73.18" calcext:value-type="float">
            <text:p>73,18</text:p>
          </table:table-cell>
          <table:table-cell office:value-type="float" office:value="0.5608" calcext:value-type="float">
            <text:p>0,5608</text:p>
          </table:table-cell>
          <table:table-cell table:number-columns-repeated="6"/>
        </table:table-row>
        <table:table-row table:style-name="ro1">
          <table:table-cell office:value-type="float" office:value="76.18" calcext:value-type="float">
            <text:p>76,18</text:p>
          </table:table-cell>
          <table:table-cell office:value-type="float" office:value="0.5784" calcext:value-type="float">
            <text:p>0,578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.00.0000</text:date>, <text:time style:data-style-name="N2" text:time-value="15:35:01.03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4:48:23.381000000</meta:creation-date>
    <dc:date>2022-10-18T22:15:48.152000000</dc:date>
    <meta:editing-duration>PT7H1M27S</meta:editing-duration>
    <meta:editing-cycles>6</meta:editing-cycles>
    <meta:generator>LibreOffice/7.0.3.1$Windows_X86_64 LibreOffice_project/d7547858d014d4cf69878db179d326fc3483e082</meta:generator>
    <meta:document-statistic meta:table-count="1" meta:cell-count="54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47cm" svg:height="14.201cm" xlink:href=".." xlink:type="simple" chart:class="chart:scatter" chart:style-name="ch1">
        <chart:legend chart:legend-position="end" svg:x="22.693cm" svg:y="6.294cm" style:legend-expansion="high" chart:style-name="ch2"/>
        <chart:plot-area chart:style-name="ch3" table:cell-range-address="Лист1.A3:Лист1.B102 Лист1.H3:Лист1.H48 Лист1.E3:Лист1.E53" svg:x="1.331cm" svg:y="0.433cm" svg:width="19.404cm" svg:height="13.138cm">
          <chart:coordinate-region svg:x="2.069cm" svg:y="0.636cm" svg:width="18.474cm" svg:height="12.2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3:Лист1.B102" chart:class="chart:scatter">
            <chart:domain table:cell-range-address="Лист1.A3:Лист1.A102"/>
            <chart:data-point chart:repeated="100"/>
          </chart:series>
          <chart:series chart:style-name="ch8" chart:values-cell-range-address="Лист1.H3:Лист1.H48" chart:class="chart:scatter">
            <chart:domain table:cell-range-address="Лист1.G3:Лист1.G48"/>
            <chart:data-point chart:repeated="46"/>
          </chart:series>
          <chart:series chart:style-name="ch9" chart:values-cell-range-address="Лист1.E3:Лист1.E53" chart:class="chart:scatter">
            <chart:domain table:cell-range-address="Лист1.D3:Лист1.D53"/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G</text:p>
              </table:table-cell>
              <table:table-cell office:value-type="string">
                <text:p>Столбец H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5">
                <text:p>2.15</text:p>
                <draw:g>
                  <svg:desc>Лист1.A3:Лист1.A102</svg:desc>
                </draw:g>
              </table:table-cell>
              <table:table-cell office:value-type="float" office:value="0.035">
                <text:p>0.035</text:p>
                <draw:g>
                  <svg:desc>Лист1.B3:Лист1.B102</svg:desc>
                </draw:g>
              </table:table-cell>
              <table:table-cell office:value-type="float" office:value="5.12">
                <text:p>5.12</text:p>
                <draw:g>
                  <svg:desc>Лист1.G3:Лист1.G48</svg:desc>
                </draw:g>
              </table:table-cell>
              <table:table-cell office:value-type="float" office:value="0.0264">
                <text:p>0.0264</text:p>
                <draw:g>
                  <svg:desc>Лист1.H3:Лист1.H48</svg:desc>
                </draw:g>
              </table:table-cell>
              <table:table-cell office:value-type="float" office:value="5.08">
                <text:p>5.08</text:p>
                <draw:g>
                  <svg:desc>Лист1.D3:Лист1.D53</svg:desc>
                </draw:g>
              </table:table-cell>
              <table:table-cell office:value-type="float" office:value="0.0467">
                <text:p>0.0467</text:p>
                <draw:g>
                  <svg:desc>Лист1.E3:Лист1.E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1">
                <text:p>3.01</text:p>
              </table:table-cell>
              <table:table-cell office:value-type="float" office:value="0.0448">
                <text:p>0.0448</text:p>
              </table:table-cell>
              <table:table-cell office:value-type="float" office:value="10.25">
                <text:p>10.25</text:p>
              </table:table-cell>
              <table:table-cell office:value-type="float" office:value="0.1101">
                <text:p>0.1101</text:p>
              </table:table-cell>
              <table:table-cell office:value-type="float" office:value="10.12">
                <text:p>10.12</text:p>
              </table:table-cell>
              <table:table-cell office:value-type="float" office:value="0.1329">
                <text:p>0.13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01">
                <text:p>6.01</text:p>
              </table:table-cell>
              <table:table-cell office:value-type="float" office:value="0.0881">
                <text:p>0.0881</text:p>
              </table:table-cell>
              <table:table-cell office:value-type="float" office:value="15.43">
                <text:p>15.43</text:p>
              </table:table-cell>
              <table:table-cell office:value-type="float" office:value="0.1876">
                <text:p>0.1876</text:p>
              </table:table-cell>
              <table:table-cell office:value-type="float" office:value="15.58">
                <text:p>15.58</text:p>
              </table:table-cell>
              <table:table-cell office:value-type="float" office:value="0.2139">
                <text:p>0.2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14">
                <text:p>9.14</text:p>
              </table:table-cell>
              <table:table-cell office:value-type="float" office:value="0.1408">
                <text:p>0.1408</text:p>
              </table:table-cell>
              <table:table-cell office:value-type="float" office:value="17.45">
                <text:p>17.45</text:p>
              </table:table-cell>
              <table:table-cell office:value-type="float" office:value="0.2166">
                <text:p>0.2166</text:p>
              </table:table-cell>
              <table:table-cell office:value-type="float" office:value="17.57">
                <text:p>17.57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12">
                <text:p>12.12</text:p>
              </table:table-cell>
              <table:table-cell office:value-type="float" office:value="0.183">
                <text:p>0.183</text:p>
              </table:table-cell>
              <table:table-cell office:value-type="float" office:value="18.49">
                <text:p>18.49</text:p>
              </table:table-cell>
              <table:table-cell office:value-type="float" office:value="0.2313">
                <text:p>0.2313</text:p>
              </table:table-cell>
              <table:table-cell office:value-type="float" office:value="18.67">
                <text:p>18.67</text:p>
              </table:table-cell>
              <table:table-cell office:value-type="float" office:value="0.2513">
                <text:p>0.25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98">
                <text:p>14.98</text:p>
              </table:table-cell>
              <table:table-cell office:value-type="float" office:value="0.2219">
                <text:p>0.2219</text:p>
              </table:table-cell>
              <table:table-cell office:value-type="float" office:value="19.22">
                <text:p>19.22</text:p>
              </table:table-cell>
              <table:table-cell office:value-type="float" office:value="0.2385">
                <text:p>0.2385</text:p>
              </table:table-cell>
              <table:table-cell office:value-type="float" office:value="19.46">
                <text:p>19.46</text:p>
              </table:table-cell>
              <table:table-cell office:value-type="float" office:value="0.2569">
                <text:p>0.25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08">
                <text:p>18.08</text:p>
              </table:table-cell>
              <table:table-cell office:value-type="float" office:value="0.2572">
                <text:p>0.2572</text:p>
              </table:table-cell>
              <table:table-cell office:value-type="float" office:value="20.11">
                <text:p>20.11</text:p>
              </table:table-cell>
              <table:table-cell office:value-type="float" office:value="0.2455">
                <text:p>0.2455</text:p>
              </table:table-cell>
              <table:table-cell office:value-type="float" office:value="20.17">
                <text:p>20.17</text:p>
              </table:table-cell>
              <table:table-cell office:value-type="float" office:value="0.2603">
                <text:p>0.2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08">
                <text:p>19.08</text:p>
              </table:table-cell>
              <table:table-cell office:value-type="float" office:value="0.2687">
                <text:p>0.2687</text:p>
              </table:table-cell>
              <table:table-cell office:value-type="float" office:value="21.07">
                <text:p>21.07</text:p>
              </table:table-cell>
              <table:table-cell office:value-type="float" office:value="0.2478">
                <text:p>0.2478</text:p>
              </table:table-cell>
              <table:table-cell office:value-type="float" office:value="21.02">
                <text:p>21.02</text:p>
              </table:table-cell>
              <table:table-cell office:value-type="float" office:value="0.2615">
                <text:p>0.2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12">
                <text:p>20.12</text:p>
              </table:table-cell>
              <table:table-cell office:value-type="float" office:value="0.2708">
                <text:p>0.2708</text:p>
              </table:table-cell>
              <table:table-cell office:value-type="float" office:value="22.15">
                <text:p>22.15</text:p>
              </table:table-cell>
              <table:table-cell office:value-type="float" office:value="0.245">
                <text:p>0.245</text:p>
              </table:table-cell>
              <table:table-cell office:value-type="float" office:value="22.05">
                <text:p>22.05</text:p>
              </table:table-cell>
              <table:table-cell office:value-type="float" office:value="0.2558">
                <text:p>0.25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08">
                <text:p>21.08</text:p>
              </table:table-cell>
              <table:table-cell office:value-type="float" office:value="0.2696">
                <text:p>0.2696</text:p>
              </table:table-cell>
              <table:table-cell office:value-type="float" office:value="23.09">
                <text:p>23.09</text:p>
              </table:table-cell>
              <table:table-cell office:value-type="float" office:value="0.2338">
                <text:p>0.2338</text:p>
              </table:table-cell>
              <table:table-cell office:value-type="float" office:value="23.09">
                <text:p>23.09</text:p>
              </table:table-cell>
              <table:table-cell office:value-type="float" office:value="0.2433">
                <text:p>0.24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01">
                <text:p>22.01</text:p>
              </table:table-cell>
              <table:table-cell office:value-type="float" office:value="0.263">
                <text:p>0.263</text:p>
              </table:table-cell>
              <table:table-cell office:value-type="float" office:value="24.06">
                <text:p>24.06</text:p>
              </table:table-cell>
              <table:table-cell office:value-type="float" office:value="0.1083">
                <text:p>0.1083</text:p>
              </table:table-cell>
              <table:table-cell office:value-type="float" office:value="24.15">
                <text:p>24.15</text:p>
              </table:table-cell>
              <table:table-cell office:value-type="float" office:value="0.1473">
                <text:p>0.1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03">
                <text:p>23.03</text:p>
              </table:table-cell>
              <table:table-cell office:value-type="float" office:value="0.217">
                <text:p>0.217</text:p>
              </table:table-cell>
              <table:table-cell office:value-type="float" office:value="25.13">
                <text:p>25.13</text:p>
              </table:table-cell>
              <table:table-cell office:value-type="float" office:value="0.0944">
                <text:p>0.0944</text:p>
              </table:table-cell>
              <table:table-cell office:value-type="float" office:value="25.26">
                <text:p>25.26</text:p>
              </table:table-cell>
              <table:table-cell office:value-type="float" office:value="0.1422">
                <text:p>0.1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57">
                <text:p>22.57</text:p>
              </table:table-cell>
              <table:table-cell office:value-type="float" office:value="0.2532">
                <text:p>0.2532</text:p>
              </table:table-cell>
              <table:table-cell office:value-type="float" office:value="26.11">
                <text:p>26.11</text:p>
              </table:table-cell>
              <table:table-cell office:value-type="float" office:value="0.0932">
                <text:p>0.0932</text:p>
              </table:table-cell>
              <table:table-cell office:value-type="float" office:value="26.15">
                <text:p>26.15</text:p>
              </table:table-cell>
              <table:table-cell office:value-type="float" office:value="0.1529">
                <text:p>0.1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.43">
                <text:p>23.43</text:p>
              </table:table-cell>
              <table:table-cell office:value-type="float" office:value="0.2043">
                <text:p>0.2043</text:p>
              </table:table-cell>
              <table:table-cell office:value-type="float" office:value="27.17">
                <text:p>27.17</text:p>
              </table:table-cell>
              <table:table-cell office:value-type="float" office:value="0.0992">
                <text:p>0.0992</text:p>
              </table:table-cell>
              <table:table-cell office:value-type="float" office:value="27.17">
                <text:p>27.17</text:p>
              </table:table-cell>
              <table:table-cell office:value-type="float" office:value="0.1765">
                <text:p>0.1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.06">
                <text:p>24.06</text:p>
              </table:table-cell>
              <table:table-cell office:value-type="float" office:value="0.2038">
                <text:p>0.2038</text:p>
              </table:table-cell>
              <table:table-cell office:value-type="float" office:value="29.17">
                <text:p>29.17</text:p>
              </table:table-cell>
              <table:table-cell office:value-type="float" office:value="0.1415">
                <text:p>0.1415</text:p>
              </table:table-cell>
              <table:table-cell office:value-type="float" office:value="30.42">
                <text:p>30.42</text:p>
              </table:table-cell>
              <table:table-cell office:value-type="float" office:value="0.2467">
                <text:p>0.24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06">
                <text:p>25.06</text:p>
              </table:table-cell>
              <table:table-cell office:value-type="float" office:value="0.2226">
                <text:p>0.2226</text:p>
              </table:table-cell>
              <table:table-cell office:value-type="float" office:value="28.27">
                <text:p>28.27</text:p>
              </table:table-cell>
              <table:table-cell office:value-type="float" office:value="0.1182">
                <text:p>0.1182</text:p>
              </table:table-cell>
              <table:table-cell office:value-type="float" office:value="35.05">
                <text:p>35.05</text:p>
              </table:table-cell>
              <table:table-cell office:value-type="float" office:value="0.3306">
                <text:p>0.3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55">
                <text:p>24.55</text:p>
              </table:table-cell>
              <table:table-cell office:value-type="float" office:value="0.2155">
                <text:p>0.2155</text:p>
              </table:table-cell>
              <table:table-cell office:value-type="float" office:value="32.16">
                <text:p>32.16</text:p>
              </table:table-cell>
              <table:table-cell office:value-type="float" office:value="0.2067">
                <text:p>0.2067</text:p>
              </table:table-cell>
              <table:table-cell office:value-type="float" office:value="37.41">
                <text:p>37.41</text:p>
              </table:table-cell>
              <table:table-cell office:value-type="float" office:value="0.3462">
                <text:p>0.34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13">
                <text:p>26.13</text:p>
              </table:table-cell>
              <table:table-cell office:value-type="float" office:value="0.2442">
                <text:p>0.2442</text:p>
              </table:table-cell>
              <table:table-cell office:value-type="float" office:value="37.24">
                <text:p>37.24</text:p>
              </table:table-cell>
              <table:table-cell office:value-type="float" office:value="0.2836">
                <text:p>0.2836</text:p>
              </table:table-cell>
              <table:table-cell office:value-type="float" office:value="38.18">
                <text:p>38.18</text:p>
              </table:table-cell>
              <table:table-cell office:value-type="float" office:value="0.3477">
                <text:p>0.34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.13">
                <text:p>27.13</text:p>
              </table:table-cell>
              <table:table-cell office:value-type="float" office:value="0.2606">
                <text:p>0.2606</text:p>
              </table:table-cell>
              <table:table-cell office:value-type="float" office:value="36.18">
                <text:p>36.18</text:p>
              </table:table-cell>
              <table:table-cell office:value-type="float" office:value="0.2775">
                <text:p>0.2775</text:p>
              </table:table-cell>
              <table:table-cell office:value-type="float" office:value="39.12">
                <text:p>39.12</text:p>
              </table:table-cell>
              <table:table-cell office:value-type="float" office:value="0.3435">
                <text:p>0.3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.06">
                <text:p>28.06</text:p>
              </table:table-cell>
              <table:table-cell office:value-type="float" office:value="0.2819">
                <text:p>0.2819</text:p>
              </table:table-cell>
              <table:table-cell office:value-type="float" office:value="38.27">
                <text:p>38.27</text:p>
              </table:table-cell>
              <table:table-cell office:value-type="float" office:value="0.2875">
                <text:p>0.2875</text:p>
              </table:table-cell>
              <table:table-cell office:value-type="float" office:value="40.45">
                <text:p>40.45</text:p>
              </table:table-cell>
              <table:table-cell office:value-type="float" office:value="0.3319">
                <text:p>0.3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.17">
                <text:p>29.17</text:p>
              </table:table-cell>
              <table:table-cell office:value-type="float" office:value="0.3002">
                <text:p>0.3002</text:p>
              </table:table-cell>
              <table:table-cell office:value-type="float" office:value="39.21">
                <text:p>39.21</text:p>
              </table:table-cell>
              <table:table-cell office:value-type="float" office:value="0.2847">
                <text:p>0.2847</text:p>
              </table:table-cell>
              <table:table-cell office:value-type="float" office:value="41.27">
                <text:p>41.27</text:p>
              </table:table-cell>
              <table:table-cell office:value-type="float" office:value="0.3256">
                <text:p>0.3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.1">
                <text:p>30.1</text:p>
              </table:table-cell>
              <table:table-cell office:value-type="float" office:value="0.3205">
                <text:p>0.3205</text:p>
              </table:table-cell>
              <table:table-cell office:value-type="float" office:value="40.1">
                <text:p>40.1</text:p>
              </table:table-cell>
              <table:table-cell office:value-type="float" office:value="0.2764">
                <text:p>0.2764</text:p>
              </table:table-cell>
              <table:table-cell office:value-type="float" office:value="42.05">
                <text:p>42.05</text:p>
              </table:table-cell>
              <table:table-cell office:value-type="float" office:value="0.3191">
                <text:p>0.31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15">
                <text:p>31.15</text:p>
              </table:table-cell>
              <table:table-cell office:value-type="float" office:value="0.3389">
                <text:p>0.3389</text:p>
              </table:table-cell>
              <table:table-cell office:value-type="float" office:value="41.43">
                <text:p>41.43</text:p>
              </table:table-cell>
              <table:table-cell office:value-type="float" office:value="0.2687">
                <text:p>0.2687</text:p>
              </table:table-cell>
              <table:table-cell office:value-type="float" office:value="43.05">
                <text:p>43.05</text:p>
              </table:table-cell>
              <table:table-cell office:value-type="float" office:value="0.3123">
                <text:p>0.31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.04">
                <text:p>32.04</text:p>
              </table:table-cell>
              <table:table-cell office:value-type="float" office:value="0.3524">
                <text:p>0.3524</text:p>
              </table:table-cell>
              <table:table-cell office:value-type="float" office:value="43.44">
                <text:p>43.44</text:p>
              </table:table-cell>
              <table:table-cell office:value-type="float" office:value="0.2549">
                <text:p>0.2549</text:p>
              </table:table-cell>
              <table:table-cell office:value-type="float" office:value="44.16">
                <text:p>44.16</text:p>
              </table:table-cell>
              <table:table-cell office:value-type="float" office:value="0.3056">
                <text:p>0.3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.31">
                <text:p>33.31</text:p>
              </table:table-cell>
              <table:table-cell office:value-type="float" office:value="0.3756">
                <text:p>0.3756</text:p>
              </table:table-cell>
              <table:table-cell office:value-type="float" office:value="45.17">
                <text:p>45.17</text:p>
              </table:table-cell>
              <table:table-cell office:value-type="float" office:value="0.2407">
                <text:p>0.2407</text:p>
              </table:table-cell>
              <table:table-cell office:value-type="float" office:value="45.15">
                <text:p>45.15</text:p>
              </table:table-cell>
              <table:table-cell office:value-type="float" office:value="0.3025">
                <text:p>0.30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.06">
                <text:p>34.06</text:p>
              </table:table-cell>
              <table:table-cell office:value-type="float" office:value="0.3882">
                <text:p>0.3882</text:p>
              </table:table-cell>
              <table:table-cell office:value-type="float" office:value="46.4">
                <text:p>46.4</text:p>
              </table:table-cell>
              <table:table-cell office:value-type="float" office:value="0.2339">
                <text:p>0.2339</text:p>
              </table:table-cell>
              <table:table-cell office:value-type="float" office:value="46.39">
                <text:p>46.39</text:p>
              </table:table-cell>
              <table:table-cell office:value-type="float" office:value="0.3002">
                <text:p>0.3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.27">
                <text:p>35.27</text:p>
              </table:table-cell>
              <table:table-cell office:value-type="float" office:value="0.4031">
                <text:p>0.4031</text:p>
              </table:table-cell>
              <table:table-cell office:value-type="float" office:value="47.19">
                <text:p>47.19</text:p>
              </table:table-cell>
              <table:table-cell office:value-type="float" office:value="0.2313">
                <text:p>0.2313</text:p>
              </table:table-cell>
              <table:table-cell office:value-type="float" office:value="47.52">
                <text:p>47.52</text:p>
              </table:table-cell>
              <table:table-cell office:value-type="float" office:value="0.3031">
                <text:p>0.30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.07">
                <text:p>36.07</text:p>
              </table:table-cell>
              <table:table-cell office:value-type="float" office:value="0.4091">
                <text:p>0.4091</text:p>
              </table:table-cell>
              <table:table-cell office:value-type="float" office:value="48.07">
                <text:p>48.07</text:p>
              </table:table-cell>
              <table:table-cell office:value-type="float" office:value="0.2293">
                <text:p>0.2293</text:p>
              </table:table-cell>
              <table:table-cell office:value-type="float" office:value="48.84">
                <text:p>48.84</text:p>
              </table:table-cell>
              <table:table-cell office:value-type="float" office:value="0.3079">
                <text:p>0.30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.57">
                <text:p>36.57</text:p>
              </table:table-cell>
              <table:table-cell office:value-type="float" office:value="0.4117">
                <text:p>0.4117</text:p>
              </table:table-cell>
              <table:table-cell office:value-type="float" office:value="49.19">
                <text:p>49.19</text:p>
              </table:table-cell>
              <table:table-cell office:value-type="float" office:value="0.2292">
                <text:p>0.2292</text:p>
              </table:table-cell>
              <table:table-cell office:value-type="float" office:value="50.05">
                <text:p>50.05</text:p>
              </table:table-cell>
              <table:table-cell office:value-type="float" office:value="0.3166">
                <text:p>0.31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08">
                <text:p>37.08</text:p>
              </table:table-cell>
              <table:table-cell office:value-type="float" office:value="0.4132">
                <text:p>0.4132</text:p>
              </table:table-cell>
              <table:table-cell office:value-type="float" office:value="50.33">
                <text:p>50.33</text:p>
              </table:table-cell>
              <table:table-cell office:value-type="float" office:value="0.2333">
                <text:p>0.2333</text:p>
              </table:table-cell>
              <table:table-cell office:value-type="float" office:value="53.07">
                <text:p>53.07</text:p>
              </table:table-cell>
              <table:table-cell office:value-type="float" office:value="0.3387">
                <text:p>0.3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.66">
                <text:p>37.66</text:p>
              </table:table-cell>
              <table:table-cell office:value-type="float" office:value="0.413">
                <text:p>0.413</text:p>
              </table:table-cell>
              <table:table-cell office:value-type="float" office:value="51.5">
                <text:p>51.5</text:p>
              </table:table-cell>
              <table:table-cell office:value-type="float" office:value="0.2392">
                <text:p>0.2392</text:p>
              </table:table-cell>
              <table:table-cell office:value-type="float" office:value="57.65">
                <text:p>57.65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.31">
                <text:p>38.31</text:p>
              </table:table-cell>
              <table:table-cell office:value-type="float" office:value="0.4116">
                <text:p>0.4116</text:p>
              </table:table-cell>
              <table:table-cell office:value-type="float" office:value="53.17">
                <text:p>53.17</text:p>
              </table:table-cell>
              <table:table-cell office:value-type="float" office:value="0.2494">
                <text:p>0.2494</text:p>
              </table:table-cell>
              <table:table-cell office:value-type="float" office:value="62.3">
                <text:p>62.3</text:p>
              </table:table-cell>
              <table:table-cell office:value-type="float" office:value="0.4006">
                <text:p>0.4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.56">
                <text:p>39.56</text:p>
              </table:table-cell>
              <table:table-cell office:value-type="float" office:value="0.4031">
                <text:p>0.4031</text:p>
              </table:table-cell>
              <table:table-cell office:value-type="float" office:value="57.94">
                <text:p>57.94</text:p>
              </table:table-cell>
              <table:table-cell office:value-type="float" office:value="0.2817">
                <text:p>0.2817</text:p>
              </table:table-cell>
              <table:table-cell office:value-type="float" office:value="64.4">
                <text:p>64.4</text:p>
              </table:table-cell>
              <table:table-cell office:value-type="float" office:value="0.4037">
                <text:p>0.40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.5">
                <text:p>40.5</text:p>
              </table:table-cell>
              <table:table-cell office:value-type="float" office:value="0.3973">
                <text:p>0.3973</text:p>
              </table:table-cell>
              <table:table-cell office:value-type="float" office:value="62.27">
                <text:p>62.27</text:p>
              </table:table-cell>
              <table:table-cell office:value-type="float" office:value="0.3055">
                <text:p>0.3055</text:p>
              </table:table-cell>
              <table:table-cell office:value-type="float" office:value="66.2">
                <text:p>66.2</text:p>
              </table:table-cell>
              <table:table-cell office:value-type="float" office:value="0.4052">
                <text:p>0.4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.8">
                <text:p>41.8</text:p>
              </table:table-cell>
              <table:table-cell office:value-type="float" office:value="0.3903">
                <text:p>0.3903</text:p>
              </table:table-cell>
              <table:table-cell office:value-type="float" office:value="64.02">
                <text:p>64.02</text:p>
              </table:table-cell>
              <table:table-cell office:value-type="float" office:value="0.3088">
                <text:p>0.3088</text:p>
              </table:table-cell>
              <table:table-cell office:value-type="float" office:value="67.55">
                <text:p>67.55</text:p>
              </table:table-cell>
              <table:table-cell office:value-type="float" office:value="0.4064">
                <text:p>0.40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.56">
                <text:p>42.56</text:p>
              </table:table-cell>
              <table:table-cell office:value-type="float" office:value="0.3893">
                <text:p>0.3893</text:p>
              </table:table-cell>
              <table:table-cell office:value-type="float" office:value="65.16">
                <text:p>65.16</text:p>
              </table:table-cell>
              <table:table-cell office:value-type="float" office:value="0.3082">
                <text:p>0.3082</text:p>
              </table:table-cell>
              <table:table-cell office:value-type="float" office:value="69.15">
                <text:p>69.15</text:p>
              </table:table-cell>
              <table:table-cell office:value-type="float" office:value="0.4087">
                <text:p>0.40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.27">
                <text:p>43.27</text:p>
              </table:table-cell>
              <table:table-cell office:value-type="float" office:value="0.3877">
                <text:p>0.3877</text:p>
              </table:table-cell>
              <table:table-cell office:value-type="float" office:value="66.01">
                <text:p>66.01</text:p>
              </table:table-cell>
              <table:table-cell office:value-type="float" office:value="0.3056">
                <text:p>0.3056</text:p>
              </table:table-cell>
              <table:table-cell office:value-type="float" office:value="72.02">
                <text:p>72.02</text:p>
              </table:table-cell>
              <table:table-cell office:value-type="float" office:value="0.4146">
                <text:p>0.41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.04">
                <text:p>44.04</text:p>
              </table:table-cell>
              <table:table-cell office:value-type="float" office:value="0.3894">
                <text:p>0.3894</text:p>
              </table:table-cell>
              <table:table-cell office:value-type="float" office:value="67.51">
                <text:p>67.51</text:p>
              </table:table-cell>
              <table:table-cell office:value-type="float" office:value="0.3085">
                <text:p>0.3085</text:p>
              </table:table-cell>
              <table:table-cell office:value-type="float" office:value="75.5">
                <text:p>75.5</text:p>
              </table:table-cell>
              <table:table-cell office:value-type="float" office:value="0.4266">
                <text:p>0.42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.83">
                <text:p>44.83</text:p>
              </table:table-cell>
              <table:table-cell office:value-type="float" office:value="0.3918">
                <text:p>0.3918</text:p>
              </table:table-cell>
              <table:table-cell office:value-type="float" office:value="68.46">
                <text:p>68.46</text:p>
              </table:table-cell>
              <table:table-cell office:value-type="float" office:value="0.3081">
                <text:p>0.3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.67">
                <text:p>45.67</text:p>
              </table:table-cell>
              <table:table-cell office:value-type="float" office:value="0.3955">
                <text:p>0.3955</text:p>
              </table:table-cell>
              <table:table-cell office:value-type="float" office:value="69.47">
                <text:p>69.47</text:p>
              </table:table-cell>
              <table:table-cell office:value-type="float" office:value="0.3084">
                <text:p>0.3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.78">
                <text:p>46.78</text:p>
              </table:table-cell>
              <table:table-cell office:value-type="float" office:value="0.4025">
                <text:p>0.4025</text:p>
              </table:table-cell>
              <table:table-cell office:value-type="float" office:value="70.58">
                <text:p>70.58</text:p>
              </table:table-cell>
              <table:table-cell office:value-type="float" office:value="0.3083">
                <text:p>0.3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.02">
                <text:p>48.02</text:p>
              </table:table-cell>
              <table:table-cell office:value-type="float" office:value="0.4089">
                <text:p>0.4089</text:p>
              </table:table-cell>
              <table:table-cell office:value-type="float" office:value="71.43">
                <text:p>71.43</text:p>
              </table:table-cell>
              <table:table-cell office:value-type="float" office:value="0.3095">
                <text:p>0.3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.57">
                <text:p>51.57</text:p>
              </table:table-cell>
              <table:table-cell office:value-type="float" office:value="0.4361">
                <text:p>0.4361</text:p>
              </table:table-cell>
              <table:table-cell office:value-type="float" office:value="72.51">
                <text:p>72.51</text:p>
              </table:table-cell>
              <table:table-cell office:value-type="float" office:value="0.3111">
                <text:p>0.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.05">
                <text:p>55.05</text:p>
              </table:table-cell>
              <table:table-cell office:value-type="float" office:value="0.4713">
                <text:p>0.4713</text:p>
              </table:table-cell>
              <table:table-cell office:value-type="float" office:value="73.55">
                <text:p>73.55</text:p>
              </table:table-cell>
              <table:table-cell office:value-type="float" office:value="0.3116">
                <text:p>0.3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57">
                <text:p>59.57</text:p>
              </table:table-cell>
              <table:table-cell office:value-type="float" office:value="0.5044">
                <text:p>0.5044</text:p>
              </table:table-cell>
              <table:table-cell office:value-type="float" office:value="76.03">
                <text:p>76.03</text:p>
              </table:table-cell>
              <table:table-cell office:value-type="float" office:value="0.3148">
                <text:p>0.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.18">
                <text:p>63.18</text:p>
              </table:table-cell>
              <table:table-cell office:value-type="float" office:value="0.5198">
                <text:p>0.5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.28">
                <text:p>65.28</text:p>
              </table:table-cell>
              <table:table-cell office:value-type="float" office:value="0.5261">
                <text:p>0.5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.57">
                <text:p>66.57</text:p>
              </table:table-cell>
              <table:table-cell office:value-type="float" office:value="0.5332">
                <text:p>0.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.12">
                <text:p>68.12</text:p>
              </table:table-cell>
              <table:table-cell office:value-type="float" office:value="0.5396">
                <text:p>0.5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.2">
                <text:p>70.2</text:p>
              </table:table-cell>
              <table:table-cell office:value-type="float" office:value="0.5474">
                <text:p>0.5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3.18">
                <text:p>73.18</text:p>
              </table:table-cell>
              <table:table-cell office:value-type="float" office:value="0.5608">
                <text:p>0.5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.18">
                <text:p>76.18</text:p>
              </table:table-cell>
              <table:table-cell office:value-type="float" office:value="0.5784">
                <text:p>0.5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5">
                <text:p>2.1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1">
                <text:p>3.01</text:p>
              </table:table-cell>
              <table:table-cell office:value-type="float" office:value="0.0448">
                <text:p>0.0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01">
                <text:p>6.01</text:p>
              </table:table-cell>
              <table:table-cell office:value-type="float" office:value="0.0881">
                <text:p>0.0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14">
                <text:p>9.14</text:p>
              </table:table-cell>
              <table:table-cell office:value-type="float" office:value="0.1408">
                <text:p>0.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12">
                <text:p>12.12</text:p>
              </table:table-cell>
              <table:table-cell office:value-type="float" office:value="0.183">
                <text:p>0.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98">
                <text:p>14.98</text:p>
              </table:table-cell>
              <table:table-cell office:value-type="float" office:value="0.2219">
                <text:p>0.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08">
                <text:p>18.08</text:p>
              </table:table-cell>
              <table:table-cell office:value-type="float" office:value="0.2572">
                <text:p>0.2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08">
                <text:p>19.08</text:p>
              </table:table-cell>
              <table:table-cell office:value-type="float" office:value="0.2687">
                <text:p>0.2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12">
                <text:p>20.12</text:p>
              </table:table-cell>
              <table:table-cell office:value-type="float" office:value="0.2708">
                <text:p>0.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08">
                <text:p>21.08</text:p>
              </table:table-cell>
              <table:table-cell office:value-type="float" office:value="0.2696">
                <text:p>0.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.01">
                <text:p>22.01</text:p>
              </table:table-cell>
              <table:table-cell office:value-type="float" office:value="0.263">
                <text:p>0.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.03">
                <text:p>23.03</text:p>
              </table:table-cell>
              <table:table-cell office:value-type="float" office:value="0.217">
                <text:p>0.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.57">
                <text:p>22.57</text:p>
              </table:table-cell>
              <table:table-cell office:value-type="float" office:value="0.2532">
                <text:p>0.2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.43">
                <text:p>23.43</text:p>
              </table:table-cell>
              <table:table-cell office:value-type="float" office:value="0.2043">
                <text:p>0.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.06">
                <text:p>24.06</text:p>
              </table:table-cell>
              <table:table-cell office:value-type="float" office:value="0.2038">
                <text:p>0.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.06">
                <text:p>25.06</text:p>
              </table:table-cell>
              <table:table-cell office:value-type="float" office:value="0.2226">
                <text:p>0.2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55">
                <text:p>24.55</text:p>
              </table:table-cell>
              <table:table-cell office:value-type="float" office:value="0.2155">
                <text:p>0.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.13">
                <text:p>26.13</text:p>
              </table:table-cell>
              <table:table-cell office:value-type="float" office:value="0.2442">
                <text:p>0.2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.13">
                <text:p>27.13</text:p>
              </table:table-cell>
              <table:table-cell office:value-type="float" office:value="0.2606">
                <text:p>0.2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.06">
                <text:p>28.06</text:p>
              </table:table-cell>
              <table:table-cell office:value-type="float" office:value="0.2819">
                <text:p>0.2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.17">
                <text:p>29.17</text:p>
              </table:table-cell>
              <table:table-cell office:value-type="float" office:value="0.3002">
                <text:p>0.3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.1">
                <text:p>30.1</text:p>
              </table:table-cell>
              <table:table-cell office:value-type="float" office:value="0.3205">
                <text:p>0.3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.15">
                <text:p>31.15</text:p>
              </table:table-cell>
              <table:table-cell office:value-type="float" office:value="0.3389">
                <text:p>0.3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.04">
                <text:p>32.04</text:p>
              </table:table-cell>
              <table:table-cell office:value-type="float" office:value="0.3524">
                <text:p>0.3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.31">
                <text:p>33.31</text:p>
              </table:table-cell>
              <table:table-cell office:value-type="float" office:value="0.3756">
                <text:p>0.3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.06">
                <text:p>34.06</text:p>
              </table:table-cell>
              <table:table-cell office:value-type="float" office:value="0.3882">
                <text:p>0.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.27">
                <text:p>35.27</text:p>
              </table:table-cell>
              <table:table-cell office:value-type="float" office:value="0.4031">
                <text:p>0.4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.07">
                <text:p>36.07</text:p>
              </table:table-cell>
              <table:table-cell office:value-type="float" office:value="0.4091">
                <text:p>0.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.57">
                <text:p>36.57</text:p>
              </table:table-cell>
              <table:table-cell office:value-type="float" office:value="0.4117">
                <text:p>0.4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.08">
                <text:p>37.08</text:p>
              </table:table-cell>
              <table:table-cell office:value-type="float" office:value="0.4132">
                <text:p>0.4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.66">
                <text:p>37.66</text:p>
              </table:table-cell>
              <table:table-cell office:value-type="float" office:value="0.413">
                <text:p>0.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.31">
                <text:p>38.31</text:p>
              </table:table-cell>
              <table:table-cell office:value-type="float" office:value="0.4116">
                <text:p>0.4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.56">
                <text:p>39.56</text:p>
              </table:table-cell>
              <table:table-cell office:value-type="float" office:value="0.4031">
                <text:p>0.4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.5">
                <text:p>40.5</text:p>
              </table:table-cell>
              <table:table-cell office:value-type="float" office:value="0.3973">
                <text:p>0.3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.8">
                <text:p>41.8</text:p>
              </table:table-cell>
              <table:table-cell office:value-type="float" office:value="0.3903">
                <text:p>0.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.56">
                <text:p>42.56</text:p>
              </table:table-cell>
              <table:table-cell office:value-type="float" office:value="0.3893">
                <text:p>0.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.27">
                <text:p>43.27</text:p>
              </table:table-cell>
              <table:table-cell office:value-type="float" office:value="0.3877">
                <text:p>0.3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.04">
                <text:p>44.04</text:p>
              </table:table-cell>
              <table:table-cell office:value-type="float" office:value="0.3894">
                <text:p>0.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.83">
                <text:p>44.83</text:p>
              </table:table-cell>
              <table:table-cell office:value-type="float" office:value="0.3918">
                <text:p>0.3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.67">
                <text:p>45.67</text:p>
              </table:table-cell>
              <table:table-cell office:value-type="float" office:value="0.3955">
                <text:p>0.3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.78">
                <text:p>46.78</text:p>
              </table:table-cell>
              <table:table-cell office:value-type="float" office:value="0.4025">
                <text:p>0.4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.02">
                <text:p>48.02</text:p>
              </table:table-cell>
              <table:table-cell office:value-type="float" office:value="0.4089">
                <text:p>0.4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.57">
                <text:p>51.57</text:p>
              </table:table-cell>
              <table:table-cell office:value-type="float" office:value="0.4361">
                <text:p>0.4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